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000000002F00000003DC8C064A04603C02E.png" manifest:media-type="image/png"/>
  <manifest:file-entry manifest:full-path="Pictures/10000000000002F000000022299043CB8313294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DejaVu Math TeX Gyre2" svg:font-family="'DejaVu Math TeX Gyre'"/>
    <style:font-face style:name="DejaVu Math TeX Gyre8" svg:font-family="'DejaVu Math TeX Gyre'" style:font-adornments="Normal"/>
    <style:font-face style:name="DejaVu Math TeX Gyre6" svg:font-family="'DejaVu Math TeX Gyre'" style:font-adornments="Semibold"/>
    <style:font-face style:name="DejaVu Math TeX Gyre11" svg:font-family="'DejaVu Math TeX Gyre'" style:font-adornments="太字"/>
    <style:font-face style:name="DejaVu Math TeX Gyre1" svg:font-family="'DejaVu Math TeX Gyre'" style:font-adornments="標準"/>
    <style:font-face style:name="OpenSymbol2" svg:font-family="OpenSymbol, 'Arial Unicode MS'"/>
    <style:font-face style:name="DejaVu Math TeX Gyre4" svg:font-family="'DejaVu Math TeX Gyre'" style:font-family-generic="roman"/>
    <style:font-face style:name="Liberation Sans4" svg:font-family="'Liberation Sans'" style:font-family-generic="roman"/>
    <style:font-face style:name="FreeSans3" svg:font-family="FreeSans" style:font-family-generic="swiss"/>
    <style:font-face style:name="DejaVu Math TeX Gyre9" svg:font-family="'DejaVu Math TeX Gyre'" style:font-family-generic="system"/>
    <style:font-face style:name="FreeSans4" svg:font-family="FreeSans" style:font-family-generic="system"/>
    <style:font-face style:name="Noto Sans CJK SC Regular1" svg:font-family="'Noto Sans CJK SC Regular'" style:font-family-generic="system"/>
    <style:font-face style:name="DejaVu Math TeX Gyre3" svg:font-family="'DejaVu Math TeX Gyre'" style:font-pitch="variable"/>
    <style:font-face style:name="DejaVu Math TeX Gyre7" svg:font-family="'DejaVu Math TeX Gyre'" style:font-adornments="Normal" style:font-pitch="variable"/>
    <style:font-face style:name="DejaVu Math TeX Gyre5" svg:font-family="'DejaVu Math TeX Gyre'" style:font-adornments="Semibold" style:font-pitch="variable"/>
    <style:font-face style:name="DejaVu Math TeX Gyre10" svg:font-family="'DejaVu Math TeX Gyre'" style:font-adornments="太字" style:font-pitch="variable"/>
    <style:font-face style:name="DejaVu Math TeX Gyre" svg:font-family="'DejaVu Math TeX Gyre'" style:font-adornments="標準" style:font-pitch="variable"/>
    <style:font-face style:name="FreeSans1" svg:font-family="FreeSans" style:font-pitch="variable"/>
    <style:font-face style:name="Liberation Sans3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Source Sans Pro3" svg:font-family="'Source Sans Pro'" style:font-adornments="標準" style:font-pitch="variable"/>
    <style:font-face style:name="Source Sans Pro Semibold3" svg:font-family="'Source Sans Pro Semibold'" style:font-adornments="Semibold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4" svg:font-family="'Source Sans Pro Semibold'" style:font-adornments="標準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09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ff0000" draw:fill-color="#ff6666" draw:textarea-horizontal-align="justify" draw:textarea-vertical-align="middle" draw:auto-grow-height="false" fo:min-height="1.274cm" fo:min-width="3.5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9900" draw:fill-color="#00cc00" draw:textarea-horizontal-align="justify" draw:textarea-vertical-align="middle" draw:auto-grow-height="false" fo:min-height="1.274cm" fo:min-width="3.564cm"/>
    </style:style>
    <style:style style:name="gr9" style:family="graphic" style:parent-style-name="standard">
      <style:graphic-properties svg:stroke-color="#009900" draw:fill-color="#00cc00" draw:textarea-horizontal-align="justify" draw:textarea-vertical-align="middle" draw:auto-grow-height="false" fo:min-height="0.473cm" fo:min-width="6.96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7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3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5.38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47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31cm"/>
    </style:style>
    <style:style style:name="pr1" style:family="presentation" style:parent-style-name="Classy_5f_Red-title">
      <style:graphic-properties draw:auto-grow-height="true" fo:min-height="4.735cm"/>
    </style:style>
    <style:style style:name="pr2" style:family="presentation" style:parent-style-name="Classy_5f_Red-notes">
      <style:graphic-properties draw:fill-color="#ffffff" draw:auto-grow-height="true" fo:min-height="12.572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draw:auto-grow-height="true" fo:min-height="12.572cm"/>
    </style:style>
    <style:style style:name="pr6" style:family="presentation" style:parent-style-name="Midnightblue-outline1">
      <style:graphic-properties fo:min-height="11.93cm"/>
    </style:style>
    <style:style style:name="pr7" style:family="presentation" style:parent-style-name="Midnightblue-notes">
      <style:graphic-properties draw:fill-color="#ffffff" fo:min-height="12.572cm"/>
    </style:style>
    <style:style style:name="pr8" style:family="presentation" style:parent-style-name="Midnightblue-outline1">
      <style:graphic-properties fo:min-height="11.929cm"/>
    </style:style>
    <style:style style:name="pr9" style:family="presentation" style:parent-style-name="Midnightblue_5f_-title">
      <style:graphic-properties fo:min-height="2.413cm"/>
    </style:style>
    <style:style style:name="pr10" style:family="presentation" style:parent-style-name="Midnightblue_5f_-notes">
      <style:graphic-properties draw:fill-color="#ffffff" fo:min-height="12.572cm"/>
    </style:style>
    <style:style style:name="pr11" style:family="presentation" style:parent-style-name="Midnightblue-outline1" style:list-style-name="L2">
      <style:graphic-properties draw:auto-grow-height="true" draw:fit-to-size="false" style:shrink-to-fit="false" fo:min-height="13.758cm"/>
    </style:style>
    <style:style style:name="co1" style:family="table-column">
      <style:table-column-properties style:column-width="6.601cm" style:use-optimal-column-width="false"/>
    </style:style>
    <style:style style:name="co2" style:family="table-column">
      <style:table-column-properties style:column-width="6.612cm" style:use-optimal-column-width="false"/>
    </style:style>
    <style:style style:name="co3" style:family="table-column">
      <style:table-column-properties style:column-width="2.405cm" style:use-optimal-column-width="false"/>
    </style:style>
    <style:style style:name="co4" style:family="table-column">
      <style:table-column-properties style:column-width="4.314cm" style:use-optimal-column-width="false"/>
    </style:style>
    <style:style style:name="co5" style:family="table-column">
      <style:table-column-properties style:column-width="6.733cm" style:use-optimal-column-width="false"/>
    </style:style>
    <style:style style:name="co6" style:family="table-column">
      <style:table-column-properties style:column-width="6.732cm" style:use-optimal-column-width="false"/>
    </style:style>
    <style:style style:name="co7" style:family="table-column">
      <style:table-column-properties style:column-width="8.369cm" style:use-optimal-column-width="false"/>
    </style:style>
    <style:style style:name="co8" style:family="table-column">
      <style:table-column-properties style:column-width="16.83cm" style:use-optimal-column-width="false"/>
    </style:style>
    <style:style style:name="co9" style:family="table-column">
      <style:table-column-properties style:column-width="1.279cm" style:use-optimal-column-width="false"/>
    </style:style>
    <style:style style:name="co10" style:family="table-column">
      <style:table-column-properties style:column-width="3.564cm" style:use-optimal-column-width="false"/>
    </style:style>
    <style:style style:name="co11" style:family="table-column">
      <style:table-column-properties style:column-width="3.565cm" style:use-optimal-column-width="false"/>
    </style:style>
    <style:style style:name="co12" style:family="table-column">
      <style:table-column-properties style:column-width="4.843cm" style:use-optimal-column-width="false"/>
    </style:style>
    <style:style style:name="ro1" style:family="table-row">
      <style:table-row-properties style:row-height="3.363cm"/>
    </style:style>
    <style:style style:name="ro2" style:family="table-row">
      <style:table-row-properties style:row-height="3.372cm"/>
    </style:style>
    <style:style style:name="ro3" style:family="table-row">
      <style:table-row-properties style:row-height="1.706cm"/>
    </style:style>
    <style:style style:name="ro4" style:family="table-row">
      <style:table-row-properties style:row-height="4.176cm"/>
    </style:style>
    <style:style style:name="ro5" style:family="table-row">
      <style:table-row-properties style:row-height="3.151cm"/>
    </style:style>
    <style:style style:name="ro6" style:family="table-row">
      <style:table-row-properties style:row-height="3.158cm"/>
    </style:style>
    <style:style style:name="ro7" style:family="table-row">
      <style:table-row-properties style:row-height="2.313cm"/>
    </style:style>
    <style:style style:name="ro8" style:family="table-row">
      <style:table-row-properties style:row-height="2.317cm"/>
    </style:style>
    <style:style style:name="ro9" style:family="table-row">
      <style:table-row-properties style:row-height="1.185cm"/>
    </style:style>
    <style:style style:name="ro10" style:family="table-row">
      <style:table-row-properties style:row-height="0.972cm"/>
    </style:style>
    <style:style style:name="ce1" style:family="table-cell">
      <loext:graphic-properties draw:textarea-vertical-align="middle"/>
    </style:style>
    <style:style style:name="ce2" style:family="table-cell">
      <loext:graphic-properties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Liberation Sans" fo:font-size="26pt" fo:font-weight="bold" style:letter-kerning="true" style:font-name-asian="Noto Sans CJK SC Regular" style:font-size-asian="26pt" style:font-weight-asian="bold" style:font-name-complex="FreeSans" style:font-size-complex="26pt" style:font-weight-complex="bold"/>
    </style:style>
    <style:style style:name="ce3" style:family="table-cell">
      <loext:graphic-properties draw:textarea-vertical-align="middle"/>
      <style:paragraph-properties fo:text-align="center"/>
      <style:text-properties style:font-name="Liberation Sans" fo:font-size="26pt" fo:font-weight="bold" style:letter-kerning="true" style:font-name-asian="Noto Sans CJK SC Regular" style:font-size-asian="26pt" style:font-weight-asian="bold" style:font-name-complex="FreeSans" style:font-size-complex="26pt" style:font-weight-complex="bold"/>
    </style:style>
    <style:style style:name="ce4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bold" style:font-name-complex="FreeSans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textarea-vertical-align="middle"/>
      <style:paragraph-properties fo:text-align="center"/>
      <style:text-properties fo:color="#ce181e"/>
    </style:style>
    <style:style style:name="ce6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  <style:text-properties fo:color="#ce181e"/>
    </style:style>
    <style:style style:name="ce7" style:family="table-cell">
      <loext:graphic-properties draw:textarea-vertical-align="middle"/>
      <style:paragraph-properties fo:text-align="center"/>
      <style:text-properties fo:color="#ff9900"/>
    </style:style>
    <style:style style:name="ce8" style:family="table-cell">
      <loext:graphic-properties draw:textarea-vertical-align="middle"/>
      <style:paragraph-properties fo:text-align="center"/>
    </style:style>
    <style:style style:name="ce9" style:family="table-cell">
      <loext:graphic-properties draw:textarea-vertical-align="middle"/>
      <style:paragraph-properties fo:text-align="center"/>
      <style:text-properties fo:color="#009900"/>
    </style:style>
    <style:style style:name="ce10" style:family="table-cell">
      <loext:graphic-properties draw:textarea-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11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2" style:family="table-cell">
      <loext:graphic-properties draw:fill-color="#ccccff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3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ffffff" fo:border-right="none" fo:border-top="0.0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4" style:family="table-cell">
      <loext:graphic-properties draw:fill-color="#9999ff" draw:textarea-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>
      <loext:graphic-properties draw:textarea-vertical-align="middle"/>
      <style:paragraph-properties fo:text-align="start"/>
      <style:text-properties fo:font-size="13pt" style:font-size-asian="13pt" style:font-size-complex="13pt"/>
    </style:style>
    <style:style style:name="ce16" style:family="table-cell">
      <loext:graphic-properties draw:textarea-vertical-align="middle"/>
      <style:paragraph-properties fo:text-align="start" fo:border-left="0.03pt solid #ffffff" fo:border-right="none" fo:border-top="0.03pt solid #ffffff" fo:border-bottom="none"/>
      <style:text-properties fo:font-size="16pt" style:font-size-asian="16pt" style:font-size-complex="16pt"/>
    </style:style>
    <style:style style:name="ce17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none" fo:border-right="0.03pt solid #ffffff" fo:border-top="0.03pt solid #ffffff" fo:border-bottom="0.0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Math TeX Gyre2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DejaVu Math TeX Gyre2" style:font-size-asian="24pt" style:language-asian="zh" style:country-asian="CN" style:font-style-asian="normal" style:font-weight-asian="bold" style:font-name-complex="DejaVu Math TeX Gyre2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8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0.03pt solid #ffffff" fo:border-right="none" fo:border-top="0.03pt solid #ffffff" fo:border-bottom="0.0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Math TeX Gyre2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DejaVu Math TeX Gyre2" style:font-size-asian="24pt" style:language-asian="zh" style:country-asian="CN" style:font-style-asian="normal" style:font-weight-asian="bold" style:font-name-complex="DejaVu Math TeX Gyre2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9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0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ffffff" fo:border-right="none" fo:border-top="0.0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1" style:family="table-cell">
      <style:paragraph-properties fo:text-align="center"/>
      <style:text-properties fo:font-weight="bold" style:font-weight-asian="bold" style:font-weight-complex="bold"/>
    </style:style>
    <style:style style:name="ce22" style:family="table-cell">
      <loext:graphic-properties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bold" style:font-name-complex="FreeSans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3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>
      <loext:graphic-properties draw:textarea-vertical-align="middle"/>
      <style:paragraph-properties fo:text-align="center"/>
      <style:text-properties fo:color="#ce181e" fo:font-weight="bold" style:font-weight-asian="bold" style:font-weight-complex="bold"/>
    </style:style>
    <style:style style:name="ce25" style:family="table-cell">
      <loext:graphic-properties draw:fill-color="#ffff00" draw:textarea-vertical-align="middle"/>
      <style:paragraph-properties fo:text-align="center"/>
    </style:style>
    <style:style style:name="ce26" style:family="table-cell">
      <loext:graphic-properties draw:textarea-vertical-align="middle"/>
      <style:paragraph-properties fo:text-align="center"/>
      <style:text-properties fo:color="#009900" fo:font-weight="bold" style:font-weight-asian="bold" style:font-weight-complex="bold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6666"/>
      <style:paragraph-properties fo:text-align="center"/>
    </style:style>
    <style:style style:name="P7" style:family="paragraph">
      <loext:graphic-properties draw:fill-color="#00cc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00cc00"/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style:font-name="Liberation Sans" fo:font-size="26pt" fo:font-weight="bold" style:letter-kerning="true" style:font-name-asian="Noto Sans CJK SC Regular" style:font-size-asian="26pt" style:font-weight-asian="bold" style:font-name-complex="FreeSans" style:font-size-complex="26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bold" style:font-name-complex="FreeSans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2" style:family="paragraph">
      <style:paragraph-properties fo:text-align="center"/>
      <style:text-properties fo:color="#ce181e"/>
    </style:style>
    <style:style style:name="P13" style:family="paragraph">
      <style:paragraph-properties fo:text-align="center"/>
      <style:text-properties fo:color="#ff9900"/>
    </style:style>
    <style:style style:name="P14" style:family="paragraph">
      <style:paragraph-properties fo:text-align="center"/>
      <style:text-properties fo:color="#009900"/>
    </style:style>
    <style:style style:name="P15" style:family="paragraph">
      <style:paragraph-properties fo:text-align="center"/>
      <style:text-properties fo:font-weight="bold" style:font-size-asian="28pt" style:font-weight-asian="bold" style:font-size-complex="28pt" style:font-weight-complex="bold"/>
    </style:style>
    <style:style style:name="P16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fo:background-color="transparent" style:font-name-asian="Noto Sans CJK SC Regular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9" style:family="paragraph">
      <style:paragraph-properties fo:text-align="center"/>
      <style:text-properties style:font-weight-asian="bold" style:font-weight-complex="bold"/>
    </style:style>
    <style:style style:name="P20" style:family="paragraph">
      <style:paragraph-properties fo:text-align="start"/>
      <style:text-properties fo:font-size="13pt" style:font-size-asian="13pt" style:font-size-complex="13pt"/>
    </style:style>
    <style:style style:name="P21" style:family="paragraph">
      <style:paragraph-properties fo:text-align="start"/>
      <style:text-properties fo:font-size="16pt" style:font-size-asian="16pt" style:font-size-complex="16pt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Math TeX Gyre2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DejaVu Math TeX Gyre2" style:font-size-asian="24pt" style:language-asian="zh" style:country-asian="CN" style:font-style-asian="normal" style:font-weight-asian="bold" style:font-name-complex="DejaVu Math TeX Gyre2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Math TeX Gyre2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DejaVu Math TeX Gyre2" style:font-size-asian="24pt" style:language-asian="zh" style:country-asian="CN" style:font-style-asian="normal" style:font-weight-asian="bold" style:font-name-complex="DejaVu Math TeX Gyre2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6" style:family="paragraph">
      <style:paragraph-properties fo:margin-left="0cm" fo:margin-right="0cm" fo:text-indent="0cm"/>
    </style:style>
    <style:style style:name="P2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bold" style:font-name-complex="FreeSans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8" style:family="paragraph">
      <style:paragraph-properties fo:text-align="center"/>
      <style:text-properties fo:font-weight="bold" style:font-weight-asian="bold" style:font-weight-complex="bold"/>
    </style:style>
    <style:style style:name="P29" style:family="paragraph">
      <style:paragraph-properties fo:text-align="center"/>
      <style:text-properties fo:color="#ce181e" fo:font-weight="bold" style:font-weight-asian="bold" style:font-weight-complex="bold"/>
    </style:style>
    <style:style style:name="P30" style:family="paragraph">
      <style:paragraph-properties fo:text-align="center"/>
      <style:text-properties fo:color="#009900" fo:font-weight="bold" style:font-weight-asian="bold" style:font-weight-complex="bold"/>
    </style:style>
    <style:style style:name="P31" style:family="paragraph">
      <loext:graphic-properties draw:fill="none" draw:fill-color="#ffffff"/>
      <style:text-properties fo:font-size="16pt" style:font-size-asian="16pt" style:font-size-complex="16pt"/>
    </style:style>
    <style:style style:name="P32" style:family="paragraph">
      <style:paragraph-properties fo:margin-left="0cm" fo:margin-right="0cm" fo:margin-top="0cm" fo:margin-bottom="0.499cm" fo:text-indent="0cm" style:punctuation-wrap="hanging"/>
    </style:style>
    <style:style style:name="P33" style:family="paragraph">
      <style:paragraph-properties fo:margin-left="0cm" fo:margin-right="0cm" fo:margin-top="0cm" fo:margin-bottom="0.499cm" fo:text-indent="0cm" style:punctuation-wrap="hanging"/>
      <style:text-properties fo:color="#2c3e50" style:font-name="Source Sans Pro Semibold2" fo:font-size="22pt" fo:font-weight="600" style:letter-kerning="true" style:font-name-asian="源ノ角ゴシック Bold2" style:font-size-asian="20pt" style:font-weight-asian="bold" style:font-name-complex="FreeSans" style:font-size-complex="22pt"/>
    </style:style>
    <style:style style:name="T1" style:family="text">
      <style:text-properties fo:font-size="60pt" fo:language="en" fo:country="US" style:font-size-asian="60pt" style:font-size-complex="60pt"/>
    </style:style>
    <style:style style:name="T2" style:family="text">
      <style:text-properties fo:font-variant="normal" fo:text-transform="none" fo:color="#2c3e50" style:text-outline="false" style:text-line-through-style="none" style:text-line-through-type="none" style:font-name="DejaVu Math TeX Gyre2" fo:font-size="28pt" fo:font-style="normal" fo:text-shadow="none" style:text-underline-style="none" fo:font-weight="normal" style:letter-kerning="true" style:font-name-asian="DejaVu Math TeX Gyre2" style:font-size-asian="26pt" style:font-style-asian="normal" style:font-weight-asian="normal" style:font-name-complex="DejaVu Math TeX Gyre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Source Sans Pro2" fo:font-size="28pt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2c3e50" style:text-outline="false" style:text-line-through-style="none" style:text-line-through-type="none" fo:font-size="28pt" fo:font-style="normal" fo:text-shadow="none" style:text-underline-style="none" fo:font-weight="normal" style:letter-kerning="true" style:font-size-asian="26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26pt" fo:font-weight="bold" style:letter-kerning="true" style:font-name-asian="Noto Sans CJK SC Regular" style:font-size-asian="26pt" style:font-weight-asian="bold" style:font-name-complex="FreeSans" style:font-size-complex="26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bold" style:font-name-complex="FreeSans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color="#ce181e" style:font-name="Liberation Sans" fo:font-size="26pt" fo:font-weight="bold" style:letter-kerning="true" style:font-name-asian="Noto Sans CJK SC Regular" style:font-size-asian="26pt" style:font-weight-asian="bold" style:font-name-complex="FreeSans" style:font-size-complex="26pt" style:font-weight-complex="bold"/>
    </style:style>
    <style:style style:name="T9" style:family="text">
      <style:text-properties fo:color="#ff9900" style:font-name="Liberation Sans" fo:font-size="26pt" fo:font-weight="bold" style:letter-kerning="true" style:font-name-asian="Noto Sans CJK SC Regular" style:font-size-asian="26pt" style:font-weight-asian="bold" style:font-name-complex="FreeSans" style:font-size-complex="26pt" style:font-weight-complex="bold"/>
    </style:style>
    <style:style style:name="T10" style:family="text">
      <style:text-properties fo:color="#009900" style:font-name="Liberation Sans" fo:font-size="26pt" fo:font-weight="bold" style:letter-kerning="true" style:font-name-asian="Noto Sans CJK SC Regular" style:font-size-asian="26pt" style:font-weight-asian="bold" style:font-name-complex="FreeSans" style:font-size-complex="26pt" style:font-weight-complex="bold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Math TeX Gyre2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DejaVu Math TeX Gyre2" style:font-size-asian="24pt" style:language-asian="zh" style:country-asian="CN" style:font-style-asian="normal" style:font-weight-asian="bold" style:font-name-complex="DejaVu Math TeX Gyre2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variant="normal" fo:text-transform="none" fo:color="#2c3e50" style:text-outline="false" style:text-line-through-style="none" style:text-line-through-type="none" style:font-name="DejaVu Math TeX Gyre2" fo:font-size="32pt" fo:font-style="normal" fo:text-shadow="none" style:text-underline-style="none" fo:font-weight="normal" style:letter-kerning="true" style:font-name-asian="DejaVu Math TeX Gyre2" style:font-size-asian="32pt" style:font-style-asian="normal" style:font-weight-asian="normal" style:font-name-complex="DejaVu Math TeX Gyre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32pt" fo:font-weight="bold" style:font-size-asian="32pt" style:font-weight-asian="bold" style:font-size-complex="32pt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bold" style:font-name-complex="FreeSans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font-name="Liberation Sans" fo:font-size="18pt" style:letter-kerning="true" style:font-name-asian="Noto Sans CJK SC Regular" style:font-size-asian="18pt" style:font-name-complex="FreeSans" style:font-size-complex="18pt"/>
    </style:style>
    <style:style style:name="T21" style:family="text">
      <style:text-properties fo:font-variant="normal" fo:text-transform="none" fo:color="#2c3e50" style:text-outline="false" style:text-line-through-style="none" style:text-line-through-type="none" style:font-name="DejaVu Math TeX Gyre2" fo:font-size="24pt" fo:font-style="normal" fo:text-shadow="none" style:text-underline-style="none" fo:font-weight="normal" style:letter-kerning="true" style:font-name-asian="DejaVu Math TeX Gyre2" style:font-size-asian="24pt" style:font-style-asian="normal" style:font-weight-asian="normal" style:font-name-complex="DejaVu Math TeX Gyre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2c3e50" style:text-outline="false" style:text-line-through-style="none" style:text-line-through-type="none" style:text-position="super 58%" style:font-name="DejaVu Math TeX Gyre2" fo:font-size="24pt" fo:font-style="normal" fo:text-shadow="none" style:text-underline-style="none" fo:font-weight="normal" style:letter-kerning="true" style:font-name-asian="DejaVu Math TeX Gyre2" style:font-size-asian="24pt" style:font-style-asian="normal" style:font-weight-asian="normal" style:font-name-complex="DejaVu Math TeX Gyre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2c3e50" style:text-outline="false" style:text-line-through-style="none" style:text-line-through-type="none" style:text-position="0% 100%" style:font-name="DejaVu Math TeX Gyre2" fo:font-size="24pt" fo:font-style="normal" fo:text-shadow="none" style:text-underline-style="none" fo:font-weight="normal" style:letter-kerning="true" style:font-name-asian="DejaVu Math TeX Gyre2" style:font-size-asian="24pt" style:font-style-asian="normal" style:font-weight-asian="normal" style:font-name-complex="DejaVu Math TeX Gyre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0pt" style:font-size-asian="18pt" style:font-size-complex="20pt"/>
    </style:style>
    <style:style style:name="T26" style:family="text">
      <style:text-properties fo:color="#ce181e" fo:font-weight="bold" style:font-weight-asian="bold" style:font-weight-complex="bold"/>
    </style:style>
    <style:style style:name="T27" style:family="text">
      <style:text-properties fo:color="#009900" fo:font-weight="bold" style:font-weight-asian="bold" style:font-weight-complex="bold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2c3e50" style:text-outline="false" style:text-line-through-style="none" style:text-line-through-type="none" style:font-name="DejaVu Math TeX Gyre2" fo:font-size="16pt" fo:font-style="normal" fo:text-shadow="none" style:text-underline-style="none" fo:font-weight="normal" style:letter-kerning="true" style:font-name-asian="DejaVu Math TeX Gyre2" style:font-size-asian="16pt" style:font-style-asian="normal" style:font-weight-asian="normal" style:font-name-complex="DejaVu Math TeX Gyre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1" style:family="text">
      <style:text-properties style:text-position="super 58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2" style:family="text">
      <style:text-properties fo:color="#2c3e50" style:font-name="Source Sans Pro Semibold2" fo:font-size="20pt" fo:font-weight="600" style:letter-kerning="true" style:font-name-asian="源ノ角ゴシック Bold2" style:font-size-asian="20pt" style:font-weight-asian="bold" style:font-name-complex="FreeSans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19">
        <office:forms form:automatic-focus="false" form:apply-design-mode="false"/>
        <draw:frame presentation:style-name="pr1" draw:layer="layout" svg:width="25.199cm" svg:height="4.735cm" svg:x="1.401cm" svg:y="7.846cm" presentation:class="title" presentation:user-transformed="true">
          <draw:text-box>
            <text:p><text:span text:style-name="T1">Testable code</text:span></text:p>
          </draw:text-box>
        </draw:frame>
        <draw:frame draw:style-name="gr1" draw:text-style-name="P1" draw:layer="layout" svg:width="5.709cm" svg:height="0.962cm" svg:x="21.893cm" svg:y="17.638cm">
          <draw:text-box>
            <text:p>Jean-Luc Delarbre</text:p>
          </draw:text-box>
        </draw:frame>
        <presentation:notes draw:style-name="dp2">
          <draw:page-thumbnail draw:style-name="gr2" draw:layer="layout" svg:width="20.354cm" svg:height="10.476cm" svg:x="0.616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Key rules for reusable code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 text:style-name="P3">Every implementation should derive from an interface</text:p>
                <text:list>
                  <text:list-item>
                    <text:p>Find the right abstractions</text:p>
                  </text:list-item>
                </text:list>
              </text:list-item>
              <text:list-item>
                <text:p text:style-name="P3">Factories (or builder)</text:p>
                <text:list>
                  <text:list-item>
                    <text:p>Only them are allowed to create object instances (use new)</text:p>
                  </text:list-item>
                  <text:list-item>
                    <text:p>Inject dependencies to object</text:p>
                  </text:list-item>
                  <text:list-item>
                    <text:p>Do not use static instances</text:p>
                  </text:list-item>
                </text:list>
              </text:list-item>
              <text:list-item>
                <text:p>(Immutability)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How to write testable code ?</text:p>
          </draw:text-box>
        </draw:frame>
        <draw:frame presentation:style-name="pr6" draw:layer="layout" svg:width="26cm" svg:height="12.18cm" svg:x="1cm" svg:y="5.5cm" presentation:class="outline">
          <draw:text-box>
            <text:list text:style-name="L2">
              <text:list-item>
                <text:p>Find a set of practicable rules to right testable code</text:p>
                <text:p/>
              </text:list-item>
              <text:list-item>
                <text:p>Help developers to easily write test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Basics about test structure</text:p>
          </draw:text-box>
        </draw:frame>
        <draw:frame presentation:style-name="pr8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Basic code architecture</text:p>
                <text:list>
                  <text:list-item>
                    <text:p>Setup</text:p>
                  </text:list-item>
                  <text:list-item>
                    <text:p>Test SUT (Software under test)</text:p>
                  </text:list-item>
                  <text:list-item>
                    <text:p>Verify</text:p>
                  </text:list-item>
                </text:list>
              </text:list-item>
              <text:list-item>
                <text:p>Styles of test</text:p>
                <text:list>
                  <text:list-item>
                    <text:p>London style (interaction style)</text:p>
                  </text:list-item>
                  <text:list-item>
                    <text:p>Chicago style (state based style)</text:p>
                  </text:list-item>
                </text:list>
              </text:list-item>
              <text:list-item>
                <text:p>Do not alter production code for tests by</text:p>
                <text:list>
                  <text:list-item>
                    <text:p>Adding specific methods for tests</text:p>
                  </text:list-item>
                  <text:list-item>
                    <text:p>Change visibility to public for some el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 text:style-name="P4">Rule 1:<text:tab/>Constructor does not real <text:tab/><text:tab/>work</text:p>
          </draw:text-box>
        </draw:frame>
        <draw:frame presentation:style-name="pr6" draw:layer="layout" svg:width="26cm" svg:height="12.18cm" svg:x="1cm" svg:y="5.5cm" presentation:class="outline" presentation:user-transformed="true">
          <draw:text-box>
            <text:list text:style-name="L2">
              <text:list-item>
                <text:p>Coupled design</text:p>
                <text:list>
                  <text:list-item>
                    <text:p>Unable to change collaborators</text:p>
                  </text:list-item>
                </text:list>
              </text:list-item>
              <text:list-item>
                <text:p>Violation SRP (Object has many responsabilities)</text:p>
                <text:list>
                  <text:list-item>
                    <text:p>Business purpose + application wiring</text:p>
                  </text:list-item>
                </text:list>
              </text:list-item>
              <text:list-item>
                <text:p>Difficult to test</text:p>
                <text:list>
                  <text:list-item>
                    <text:p>Force you to setup the whole environment of production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Violation of rule 1</text:p>
          </draw:text-box>
        </draw:frame>
        <draw:frame presentation:style-name="pr6" draw:layer="layout" svg:width="26cm" svg:height="12.18cm" svg:x="1cm" svg:y="5.5cm" presentation:class="outline">
          <draw:text-box>
            <text:list text:style-name="L2">
              <text:list-item>
                <text:p>Using “new” keyword</text:p>
                <text:list>
                  <text:list-item>
                    <text:p>Except for data</text:p>
                  </text:list-item>
                </text:list>
              </text:list-item>
              <text:list-item>
                <text:p>Using “static” keyword</text:p>
              </text:list-item>
              <text:list-item>
                <text:p>Logic (loop, if…) in constructor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 text:style-name="P4">Rule 2: Do not dig into collaborators</text:p>
          </draw:text-box>
        </draw:frame>
        <draw:frame presentation:style-name="pr6" draw:layer="layout" svg:width="26cm" svg:height="12.18cm" svg:x="1cm" svg:y="5.5cm" presentation:class="outline" presentation:user-transformed="true">
          <draw:text-box>
            <text:list text:style-name="L2">
              <text:list-item>
                <text:p>Violation principle of least surprise</text:p>
                <text:list>
                  <text:list-item>
                    <text:p>Lying API: seems to ask an object for one purpose but used for another. Intent not clear</text:p>
                  </text:list-item>
                </text:list>
              </text:list-item>
              <text:list-item>
                <text:p>Brittle tests</text:p>
                <text:list>
                  <text:list-item>
                    <text:p>Raise your number of dependencies <text:span text:style-name="T2">⇨</text:span> more reasons to change. You depends on the object you really need + another intermediate object (coupled with its changes)</text:p>
                  </text:list-item>
                </text:list>
              </text:list-item>
              <text:list-item>
                <text:p>Code hard to read and test</text:p>
                <text:list>
                  <text:list-item>
                    <text:p>Force to construct a long chain of elements</text:p>
                  </text:list-item>
                  <text:list-item>
                    <text:p>Hard to see what really matter / obscure t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Violation of rule 2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 not use passed object for themselves but only to access other objects</text:p>
              </text:list-item>
              <text:list-item>
                <text:p>Law of Demeter violation: chain of getter</text:p>
              </text:list-item>
              <text:list-item>
                <text:p>Suspicious objects: context, environment..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 text:style-name="P4">Rule 3: Avoid global state and singletons</text:p>
          </draw:text-box>
        </draw:frame>
        <draw:frame presentation:style-name="pr8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Interact with people you are not suppose to know</text:p>
                <text:list>
                  <text:list-item>
                    <text:p><text:span text:style-name="T3">Statically call resources which as never been set as dependencies (through constructor or methods) </text:span><text:span text:style-name="T2">⇨</text:span> Lying API</text:p>
                  </text:list-item>
                </text:list>
              </text:list-item>
              <text:list-item>
                <text:p>Spooky action at distance, unexpected interaction</text:p>
                <text:list>
                  <text:list-item>
                    <text:p>Force to read implementation to know what’s happened</text:p>
                  </text:list-item>
                </text:list>
              </text:list-item>
              <text:list-item>
                <text:p>Untractable code with global state</text:p>
                <text:list>
                  <text:list-item>
                    <text:p>Anything interact with everything</text:p>
                  </text:list-item>
                </text:list>
              </text:list-item>
              <text:list-item>
                <text:p>Interdependent tests</text:p>
                <text:list>
                  <text:list-item>
                    <text:p>Force tear down between each test</text:p>
                  </text:list-item>
                  <text:list-item>
                    <text:p>Singleton almost untes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Violation of rule 3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Depend on global state</text:p>
              </text:list-item>
              <text:list-item>
                <text:p>Usage of singleton (as in GOF)</text:p>
              </text:list-item>
              <text:list-item>
                <text:p>Usage of static fields</text:p>
              </text:list-item>
              <text:list-item>
                <text:p>Usage of static methods (not private inner methods)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 text:style-name="P4">Reusable and testable code: same rules / Code-Test complementarity</text:p>
          </draw:text-box>
        </draw:frame>
        <draw:frame presentation:style-name="pr8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Tests is first case of code reuse</text:p>
                <text:list>
                  <text:list-item>
                    <text:p>At least one case of code reuse for tests</text:p>
                  </text:list-item>
                  <text:list-item>
                    <text:p>Ensure reusable and well design code</text:p>
                  </text:list-item>
                </text:list>
              </text:list-item>
              <text:list-item>
                <text:p>Test as documentation: explain usage and purpose of a software component</text:p>
                <text:list>
                  <text:list-item>
                    <text:p>Avoid obscure test</text:p>
                  </text:list-item>
                  <text:list-item>
                    <text:p>Clarify code API (how to use it)</text:p>
                  </text:list-item>
                  <text:list-item>
                    <text:p>Expose use cases (possible to express them in functional or acceptance tes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7" draw:text-style-name="P2" draw:layer="layout" svg:width="17.271cm" svg:height="12.572cm" svg:x="2.159cm" svg:y="13.271cm" presentation:class="notes">
            <draw:text-box>
              <text:p>Setup</text:p>
              <text:p>Exercise SUT</text:p>
              <text:p>Verify</text:p>
              <text:p/>
            </draw:text-box>
          </draw:frame>
        </presentation:notes>
      </draw:page>
      <draw:page draw:name="page12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Design considerations</text:p>
          </draw:text-box>
        </draw:frame>
        <draw:line draw:style-name="gr3" draw:text-style-name="P5" draw:layer="layout" svg:x1="13.97cm" svg:y1="4.572cm" svg:x2="13.97cm" svg:y2="19.812cm">
          <text:p/>
        </draw:line>
        <draw:custom-shape draw:style-name="gr4" draw:text-style-name="P6" draw:layer="layout" svg:width="4.064cm" svg:height="1.524cm" svg:x="1.27cm" svg:y="8.166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437cm" svg:height="0.962cm" svg:x="2.144cm" svg:y="6.442cm">
          <draw:text-box>
            <text:p>Clients</text:p>
          </draw:text-box>
        </draw:frame>
        <draw:frame draw:style-name="gr6" draw:text-style-name="P1" draw:layer="layout" svg:width="2.932cm" svg:height="0.962cm" svg:x="9.118cm" svg:y="6.442cm">
          <draw:text-box>
            <text:p>Services</text:p>
          </draw:text-box>
        </draw:frame>
        <draw:custom-shape draw:style-name="gr4" draw:text-style-name="P6" draw:layer="layout" svg:width="4.064cm" svg:height="1.524cm" svg:x="1.27cm" svg:y="10.5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64cm" svg:height="1.524cm" svg:x="1.27cm" svg:y="12.9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64cm" svg:height="1.524cm" svg:x="1.27cm" svg:y="15.2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64cm" svg:height="1.524cm" svg:x="8.57cm" svg:y="8.1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64cm" svg:height="1.524cm" svg:x="8.57cm" svg:y="10.5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64cm" svg:height="1.524cm" svg:x="8.57cm" svg:y="12.9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64cm" svg:height="1.524cm" svg:x="8.57cm" svg:y="15.278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5.334cm" svg:y1="16.028cm" svg:x2="8.57cm" svg:y2="16.028cm">
          <text:p/>
        </draw:line>
        <draw:line draw:style-name="gr7" draw:text-style-name="P5" draw:layer="layout" svg:x1="5.334cm" svg:y1="13.656cm" svg:x2="8.57cm" svg:y2="13.656cm">
          <text:p/>
        </draw:line>
        <draw:line draw:style-name="gr7" draw:text-style-name="P5" draw:layer="layout" svg:x1="5.334cm" svg:y1="11.3cm" svg:x2="8.57cm" svg:y2="11.3cm">
          <text:p/>
        </draw:line>
        <draw:line draw:style-name="gr7" draw:text-style-name="P5" draw:layer="layout" svg:x1="5.334cm" svg:y1="8.928cm" svg:x2="8.57cm" svg:y2="8.928cm">
          <text:p/>
        </draw:line>
        <draw:line draw:style-name="gr7" draw:text-style-name="P5" draw:layer="layout" svg:x1="5.334cm" svg:y1="16.028cm" svg:x2="8.57cm" svg:y2="13.87cm">
          <text:p/>
        </draw:line>
        <draw:line draw:style-name="gr7" draw:text-style-name="P5" draw:layer="layout" svg:x1="5.334cm" svg:y1="13.629cm" svg:x2="8.57cm" svg:y2="11.471cm">
          <text:p/>
        </draw:line>
        <draw:line draw:style-name="gr7" draw:text-style-name="P5" draw:layer="layout" svg:x1="5.334cm" svg:y1="11.302cm" svg:x2="8.57cm" svg:y2="9.144cm">
          <text:p/>
        </draw:line>
        <draw:line draw:style-name="gr7" draw:text-style-name="P5" draw:layer="layout" svg:x1="5.334cm" svg:y1="8.956cm" svg:x2="8.57cm" svg:y2="11.104cm">
          <text:p/>
        </draw:line>
        <draw:line draw:style-name="gr7" draw:text-style-name="P5" draw:layer="layout" svg:x1="5.334cm" svg:y1="11.312cm" svg:x2="8.57cm" svg:y2="13.46cm">
          <text:p/>
        </draw:line>
        <draw:line draw:style-name="gr7" draw:text-style-name="P5" draw:layer="layout" svg:x1="5.334cm" svg:y1="13.684cm" svg:x2="8.57cm" svg:y2="15.832cm">
          <text:p/>
        </draw:line>
        <draw:custom-shape draw:style-name="gr8" draw:text-style-name="P7" draw:layer="layout" svg:width="4.064cm" svg:height="1.524cm" svg:x="15.17cm" svg:y="8.167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437cm" svg:height="0.962cm" svg:x="16.044cm" svg:y="6.443cm">
          <draw:text-box>
            <text:p>Clients</text:p>
          </draw:text-box>
        </draw:frame>
        <draw:frame draw:style-name="gr6" draw:text-style-name="P1" draw:layer="layout" svg:width="2.932cm" svg:height="0.962cm" svg:x="23.518cm" svg:y="6.443cm">
          <draw:text-box>
            <text:p>Services</text:p>
          </draw:text-box>
        </draw:frame>
        <draw:custom-shape draw:style-name="gr8" draw:text-style-name="P7" draw:layer="layout" svg:width="4.064cm" svg:height="1.524cm" svg:x="15.17cm" svg:y="10.5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524cm" svg:x="15.17cm" svg:y="12.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524cm" svg:x="15.17cm" svg:y="15.2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524cm" svg:x="22.97cm" svg:y="8.1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524cm" svg:x="22.97cm" svg:y="10.5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524cm" svg:x="22.97cm" svg:y="12.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524cm" svg:x="22.97cm" svg:y="15.2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7.464cm" svg:height="0.723cm" draw:transform="rotate (1.5707963267949) translate (20.815cm 16.262cm)">
          <text:p text:style-name="P8"><text:span text:style-name="T4">API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9.234cm" svg:y1="11.318cm" svg:x2="20.815cm" svg:y2="12.08cm">
          <text:p/>
        </draw:line>
        <draw:line draw:style-name="gr7" draw:text-style-name="P5" draw:layer="layout" svg:x1="19.234cm" svg:y1="13.716cm" svg:x2="20.815cm" svg:y2="12.954cm">
          <text:p/>
        </draw:line>
        <draw:line draw:style-name="gr7" draw:text-style-name="P5" draw:layer="layout" svg:x1="19.234cm" svg:y1="16.002cm" svg:x2="20.815cm" svg:y2="14.478cm">
          <text:p/>
        </draw:line>
        <draw:line draw:style-name="gr7" draw:text-style-name="P5" draw:layer="layout" svg:x1="19.234cm" svg:y1="8.89cm" svg:x2="20.815cm" svg:y2="10.668cm">
          <text:p/>
        </draw:line>
        <draw:line draw:style-name="gr7" draw:text-style-name="P5" draw:layer="layout" svg:x1="22.97cm" svg:y1="8.918cm" svg:x2="21.538cm" svg:y2="10.696cm">
          <text:p/>
        </draw:line>
        <draw:line draw:style-name="gr7" draw:text-style-name="P5" draw:layer="layout" svg:x1="22.97cm" svg:y1="11.318cm" svg:x2="21.538cm" svg:y2="12.08cm">
          <text:p/>
        </draw:line>
        <draw:line draw:style-name="gr7" draw:text-style-name="P5" draw:layer="layout" svg:x1="22.97cm" svg:y1="13.716cm" svg:x2="21.538cm" svg:y2="12.954cm">
          <text:p/>
        </draw:line>
        <draw:line draw:style-name="gr7" draw:text-style-name="P5" draw:layer="layout" svg:x1="22.97cm" svg:y1="16.002cm" svg:x2="21.538cm" svg:y2="14.478cm">
          <text:p/>
        </draw:lin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_5f_" presentation:presentation-page-layout-name="AL2T1">
        <draw:frame presentation:style-name="pr9" draw:layer="layout" svg:width="26cm" svg:height="2.663cm" svg:x="1cm" svg:y="0.837cm" presentation:class="title">
          <draw:text-box>
            <text:p>Design considerations</text:p>
          </draw:text-box>
        </draw:frame>
        <draw:line draw:style-name="gr3" draw:text-style-name="P5" draw:layer="layout" svg:x1="13.97cm" svg:y1="4.572cm" svg:x2="13.97cm" svg:y2="19.812cm">
          <text:p/>
        </draw:line>
        <draw:custom-shape draw:style-name="gr4" draw:text-style-name="P6" draw:layer="layout" svg:width="4.064cm" svg:height="1.524cm" svg:x="1.27cm" svg:y="8.166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437cm" svg:height="0.962cm" svg:x="2.144cm" svg:y="6.442cm">
          <draw:text-box>
            <text:p>Clients</text:p>
          </draw:text-box>
        </draw:frame>
        <draw:frame draw:style-name="gr6" draw:text-style-name="P1" draw:layer="layout" svg:width="2.932cm" svg:height="0.962cm" svg:x="9.118cm" svg:y="6.442cm">
          <draw:text-box>
            <text:p>Services</text:p>
          </draw:text-box>
        </draw:frame>
        <draw:custom-shape draw:style-name="gr4" draw:text-style-name="P6" draw:layer="layout" svg:width="4.064cm" svg:height="1.524cm" svg:x="1.27cm" svg:y="10.5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64cm" svg:height="1.524cm" svg:x="1.27cm" svg:y="12.9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64cm" svg:height="1.524cm" svg:x="1.27cm" svg:y="15.2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64cm" svg:height="1.524cm" svg:x="8.57cm" svg:y="8.1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64cm" svg:height="1.524cm" svg:x="8.57cm" svg:y="10.5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64cm" svg:height="1.524cm" svg:x="8.57cm" svg:y="12.9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64cm" svg:height="1.524cm" svg:x="8.57cm" svg:y="15.278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5.334cm" svg:y1="16.028cm" svg:x2="8.57cm" svg:y2="16.028cm">
          <text:p/>
        </draw:line>
        <draw:line draw:style-name="gr7" draw:text-style-name="P5" draw:layer="layout" svg:x1="5.334cm" svg:y1="13.656cm" svg:x2="8.57cm" svg:y2="13.656cm">
          <text:p/>
        </draw:line>
        <draw:line draw:style-name="gr7" draw:text-style-name="P5" draw:layer="layout" svg:x1="5.334cm" svg:y1="11.3cm" svg:x2="8.57cm" svg:y2="11.3cm">
          <text:p/>
        </draw:line>
        <draw:line draw:style-name="gr7" draw:text-style-name="P5" draw:layer="layout" svg:x1="5.334cm" svg:y1="8.928cm" svg:x2="8.57cm" svg:y2="8.928cm">
          <text:p/>
        </draw:line>
        <draw:line draw:style-name="gr7" draw:text-style-name="P5" draw:layer="layout" svg:x1="5.334cm" svg:y1="16.028cm" svg:x2="8.57cm" svg:y2="13.87cm">
          <text:p/>
        </draw:line>
        <draw:line draw:style-name="gr7" draw:text-style-name="P5" draw:layer="layout" svg:x1="5.334cm" svg:y1="13.629cm" svg:x2="8.57cm" svg:y2="11.471cm">
          <text:p/>
        </draw:line>
        <draw:line draw:style-name="gr7" draw:text-style-name="P5" draw:layer="layout" svg:x1="5.334cm" svg:y1="11.302cm" svg:x2="8.57cm" svg:y2="9.144cm">
          <text:p/>
        </draw:line>
        <draw:line draw:style-name="gr7" draw:text-style-name="P5" draw:layer="layout" svg:x1="5.334cm" svg:y1="8.956cm" svg:x2="8.57cm" svg:y2="11.104cm">
          <text:p/>
        </draw:line>
        <draw:line draw:style-name="gr7" draw:text-style-name="P5" draw:layer="layout" svg:x1="5.334cm" svg:y1="11.312cm" svg:x2="8.57cm" svg:y2="13.46cm">
          <text:p/>
        </draw:line>
        <draw:line draw:style-name="gr7" draw:text-style-name="P5" draw:layer="layout" svg:x1="5.334cm" svg:y1="13.684cm" svg:x2="8.57cm" svg:y2="15.832cm">
          <text:p/>
        </draw:line>
        <draw:custom-shape draw:style-name="gr8" draw:text-style-name="P7" draw:layer="layout" svg:width="4.064cm" svg:height="1.524cm" svg:x="15.17cm" svg:y="8.167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437cm" svg:height="0.962cm" svg:x="16.044cm" svg:y="6.443cm">
          <draw:text-box>
            <text:p>Clients</text:p>
          </draw:text-box>
        </draw:frame>
        <draw:frame draw:style-name="gr6" draw:text-style-name="P1" draw:layer="layout" svg:width="2.932cm" svg:height="0.962cm" svg:x="23.518cm" svg:y="6.443cm">
          <draw:text-box>
            <text:p>Services</text:p>
          </draw:text-box>
        </draw:frame>
        <draw:custom-shape draw:style-name="gr8" draw:text-style-name="P7" draw:layer="layout" svg:width="4.064cm" svg:height="1.524cm" svg:x="15.17cm" svg:y="10.5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524cm" svg:x="15.17cm" svg:y="12.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524cm" svg:x="15.17cm" svg:y="15.2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524cm" svg:x="22.97cm" svg:y="8.1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524cm" svg:x="22.97cm" svg:y="10.5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524cm" svg:x="22.97cm" svg:y="12.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524cm" svg:x="22.97cm" svg:y="15.2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7.464cm" svg:height="0.723cm" draw:transform="rotate (1.5707963267949) translate (20.815cm 16.262cm)">
          <text:p text:style-name="P8"><text:span text:style-name="T4">API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9.234cm" svg:y1="11.318cm" svg:x2="20.815cm" svg:y2="12.08cm">
          <text:p/>
        </draw:line>
        <draw:line draw:style-name="gr7" draw:text-style-name="P5" draw:layer="layout" svg:x1="19.234cm" svg:y1="13.716cm" svg:x2="20.815cm" svg:y2="12.954cm">
          <text:p/>
        </draw:line>
        <draw:line draw:style-name="gr7" draw:text-style-name="P5" draw:layer="layout" svg:x1="19.234cm" svg:y1="16.002cm" svg:x2="20.815cm" svg:y2="14.478cm">
          <text:p/>
        </draw:line>
        <draw:line draw:style-name="gr7" draw:text-style-name="P5" draw:layer="layout" svg:x1="19.234cm" svg:y1="8.89cm" svg:x2="20.815cm" svg:y2="10.668cm">
          <text:p/>
        </draw:line>
        <draw:line draw:style-name="gr7" draw:text-style-name="P5" draw:layer="layout" svg:x1="22.97cm" svg:y1="8.918cm" svg:x2="21.538cm" svg:y2="10.696cm">
          <text:p/>
        </draw:line>
        <draw:line draw:style-name="gr7" draw:text-style-name="P5" draw:layer="layout" svg:x1="22.97cm" svg:y1="11.318cm" svg:x2="21.538cm" svg:y2="12.08cm">
          <text:p/>
        </draw:line>
        <draw:line draw:style-name="gr7" draw:text-style-name="P5" draw:layer="layout" svg:x1="22.97cm" svg:y1="13.716cm" svg:x2="21.538cm" svg:y2="12.954cm">
          <text:p/>
        </draw:line>
        <draw:line draw:style-name="gr7" draw:text-style-name="P5" draw:layer="layout" svg:x1="22.97cm" svg:y1="16.002cm" svg:x2="21.538cm" svg:y2="14.478cm">
          <text:p/>
        </draw:line>
        <draw:frame draw:style-name="gr10" draw:text-style-name="P1" draw:layer="layout" svg:width="4.473cm" svg:height="0.962cm" svg:x="4.618cm" svg:y="18.034cm">
          <draw:text-box>
            <text:p>High Coupling</text:p>
          </draw:text-box>
        </draw:frame>
        <draw:frame draw:style-name="gr11" draw:text-style-name="P1" draw:layer="layout" svg:width="4.333cm" svg:height="0.962cm" svg:x="18.903cm" svg:y="18.034cm">
          <draw:text-box>
            <text:p>Low Coupling</text:p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10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_5f_" presentation:presentation-page-layout-name="AL2T1">
        <draw:frame presentation:style-name="pr9" draw:layer="layout" svg:width="26cm" svg:height="2.663cm" svg:x="1cm" svg:y="0.837cm" presentation:class="title">
          <draw:text-box>
            <text:p>Design considerations</text:p>
          </draw:text-box>
        </draw:frame>
        <draw:line draw:style-name="gr3" draw:text-style-name="P5" draw:layer="layout" svg:x1="13.97cm" svg:y1="4.572cm" svg:x2="13.97cm" svg:y2="19.812cm">
          <text:p/>
        </draw:line>
        <draw:custom-shape draw:style-name="gr4" draw:text-style-name="P6" draw:layer="layout" svg:width="4.064cm" svg:height="1.524cm" svg:x="1.27cm" svg:y="8.166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437cm" svg:height="0.962cm" svg:x="2.144cm" svg:y="6.442cm">
          <draw:text-box>
            <text:p>Clients</text:p>
          </draw:text-box>
        </draw:frame>
        <draw:frame draw:style-name="gr6" draw:text-style-name="P1" draw:layer="layout" svg:width="2.932cm" svg:height="0.962cm" svg:x="9.118cm" svg:y="6.442cm">
          <draw:text-box>
            <text:p>Services</text:p>
          </draw:text-box>
        </draw:frame>
        <draw:custom-shape draw:style-name="gr4" draw:text-style-name="P6" draw:layer="layout" svg:width="4.064cm" svg:height="1.524cm" svg:x="1.27cm" svg:y="10.5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64cm" svg:height="1.524cm" svg:x="1.27cm" svg:y="12.9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64cm" svg:height="1.524cm" svg:x="1.27cm" svg:y="15.2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64cm" svg:height="1.524cm" svg:x="8.57cm" svg:y="8.1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64cm" svg:height="1.524cm" svg:x="8.57cm" svg:y="10.5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64cm" svg:height="1.524cm" svg:x="8.57cm" svg:y="12.9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64cm" svg:height="1.524cm" svg:x="8.57cm" svg:y="15.278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5.334cm" svg:y1="16.028cm" svg:x2="8.57cm" svg:y2="16.028cm">
          <text:p/>
        </draw:line>
        <draw:line draw:style-name="gr7" draw:text-style-name="P5" draw:layer="layout" svg:x1="5.334cm" svg:y1="13.656cm" svg:x2="8.57cm" svg:y2="13.656cm">
          <text:p/>
        </draw:line>
        <draw:line draw:style-name="gr7" draw:text-style-name="P5" draw:layer="layout" svg:x1="5.334cm" svg:y1="11.3cm" svg:x2="8.57cm" svg:y2="11.3cm">
          <text:p/>
        </draw:line>
        <draw:line draw:style-name="gr7" draw:text-style-name="P5" draw:layer="layout" svg:x1="5.334cm" svg:y1="8.928cm" svg:x2="8.57cm" svg:y2="8.928cm">
          <text:p/>
        </draw:line>
        <draw:line draw:style-name="gr7" draw:text-style-name="P5" draw:layer="layout" svg:x1="5.334cm" svg:y1="16.028cm" svg:x2="8.57cm" svg:y2="13.87cm">
          <text:p/>
        </draw:line>
        <draw:line draw:style-name="gr7" draw:text-style-name="P5" draw:layer="layout" svg:x1="5.334cm" svg:y1="13.629cm" svg:x2="8.57cm" svg:y2="11.471cm">
          <text:p/>
        </draw:line>
        <draw:line draw:style-name="gr7" draw:text-style-name="P5" draw:layer="layout" svg:x1="5.334cm" svg:y1="11.302cm" svg:x2="8.57cm" svg:y2="9.144cm">
          <text:p/>
        </draw:line>
        <draw:line draw:style-name="gr7" draw:text-style-name="P5" draw:layer="layout" svg:x1="5.334cm" svg:y1="8.956cm" svg:x2="8.57cm" svg:y2="11.104cm">
          <text:p/>
        </draw:line>
        <draw:line draw:style-name="gr7" draw:text-style-name="P5" draw:layer="layout" svg:x1="5.334cm" svg:y1="11.312cm" svg:x2="8.57cm" svg:y2="13.46cm">
          <text:p/>
        </draw:line>
        <draw:line draw:style-name="gr7" draw:text-style-name="P5" draw:layer="layout" svg:x1="5.334cm" svg:y1="13.684cm" svg:x2="8.57cm" svg:y2="15.832cm">
          <text:p/>
        </draw:line>
        <draw:custom-shape draw:style-name="gr8" draw:text-style-name="P7" draw:layer="layout" svg:width="4.064cm" svg:height="1.524cm" svg:x="15.17cm" svg:y="8.167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437cm" svg:height="0.962cm" svg:x="16.044cm" svg:y="6.443cm">
          <draw:text-box>
            <text:p>Clients</text:p>
          </draw:text-box>
        </draw:frame>
        <draw:frame draw:style-name="gr6" draw:text-style-name="P1" draw:layer="layout" svg:width="2.932cm" svg:height="0.962cm" svg:x="23.518cm" svg:y="6.443cm">
          <draw:text-box>
            <text:p>Services</text:p>
          </draw:text-box>
        </draw:frame>
        <draw:custom-shape draw:style-name="gr8" draw:text-style-name="P7" draw:layer="layout" svg:width="4.064cm" svg:height="1.524cm" svg:x="15.17cm" svg:y="10.5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524cm" svg:x="15.17cm" svg:y="12.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524cm" svg:x="15.17cm" svg:y="15.2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524cm" svg:x="22.97cm" svg:y="8.1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524cm" svg:x="22.97cm" svg:y="10.5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524cm" svg:x="22.97cm" svg:y="12.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524cm" svg:x="22.97cm" svg:y="15.2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7.464cm" svg:height="0.723cm" draw:transform="rotate (1.5707963267949) translate (20.815cm 16.262cm)">
          <text:p text:style-name="P8"><text:span text:style-name="T4">API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9.234cm" svg:y1="11.318cm" svg:x2="20.815cm" svg:y2="12.08cm">
          <text:p/>
        </draw:line>
        <draw:line draw:style-name="gr7" draw:text-style-name="P5" draw:layer="layout" svg:x1="19.234cm" svg:y1="13.716cm" svg:x2="20.815cm" svg:y2="12.954cm">
          <text:p/>
        </draw:line>
        <draw:line draw:style-name="gr7" draw:text-style-name="P5" draw:layer="layout" svg:x1="19.234cm" svg:y1="16.002cm" svg:x2="20.815cm" svg:y2="14.478cm">
          <text:p/>
        </draw:line>
        <draw:line draw:style-name="gr7" draw:text-style-name="P5" draw:layer="layout" svg:x1="19.234cm" svg:y1="8.89cm" svg:x2="20.815cm" svg:y2="10.668cm">
          <text:p/>
        </draw:line>
        <draw:line draw:style-name="gr7" draw:text-style-name="P5" draw:layer="layout" svg:x1="22.97cm" svg:y1="8.918cm" svg:x2="21.538cm" svg:y2="10.696cm">
          <text:p/>
        </draw:line>
        <draw:line draw:style-name="gr7" draw:text-style-name="P5" draw:layer="layout" svg:x1="22.97cm" svg:y1="11.318cm" svg:x2="21.538cm" svg:y2="12.08cm">
          <text:p/>
        </draw:line>
        <draw:line draw:style-name="gr7" draw:text-style-name="P5" draw:layer="layout" svg:x1="22.97cm" svg:y1="13.716cm" svg:x2="21.538cm" svg:y2="12.954cm">
          <text:p/>
        </draw:line>
        <draw:line draw:style-name="gr7" draw:text-style-name="P5" draw:layer="layout" svg:x1="22.97cm" svg:y1="16.002cm" svg:x2="21.538cm" svg:y2="14.478cm">
          <text:p/>
        </draw:line>
        <draw:frame draw:style-name="gr10" draw:text-style-name="P1" xml:id="id1" draw:id="id1" draw:layer="layout" svg:width="4.473cm" svg:height="0.962cm" svg:x="4.618cm" svg:y="18.034cm">
          <draw:text-box>
            <text:p>High Coupling</text:p>
          </draw:text-box>
        </draw:frame>
        <draw:frame draw:style-name="gr11" draw:text-style-name="P1" xml:id="id2" draw:id="id2" draw:layer="layout" svg:width="4.333cm" svg:height="0.962cm" svg:x="18.903cm" svg:y="18.034cm">
          <draw:text-box>
            <text:p>Low Coupling</text:p>
          </draw:text-box>
        </draw:frame>
        <draw:frame draw:style-name="gr12" draw:text-style-name="P1" draw:layer="layout" svg:width="1.666cm" svg:height="0.962cm" svg:x="2.484cm" svg:y="8.464cm">
          <draw:text-box>
            <text:p xml:id="id3" text:id="id3">Test</text:p>
          </draw:text-box>
        </draw:frame>
        <draw:frame draw:style-name="gr12" draw:text-style-name="P1" draw:layer="layout" svg:width="1.666cm" svg:height="0.962cm" svg:x="2.484cm" svg:y="10.82cm">
          <draw:text-box>
            <text:p xml:id="id4" text:id="id4">Test</text:p>
          </draw:text-box>
        </draw:frame>
        <draw:frame draw:style-name="gr12" draw:text-style-name="P1" draw:layer="layout" svg:width="1.666cm" svg:height="0.962cm" svg:x="2.484cm" svg:y="13.204cm">
          <draw:text-box>
            <text:p xml:id="id5" text:id="id5">Test</text:p>
          </draw:text-box>
        </draw:frame>
        <draw:frame draw:style-name="gr12" draw:text-style-name="P1" draw:layer="layout" svg:width="1.666cm" svg:height="0.962cm" svg:x="2.484cm" svg:y="15.576cm">
          <draw:text-box>
            <text:p xml:id="id6" text:id="id6">Test</text:p>
          </draw:text-box>
        </draw:frame>
        <draw:frame draw:style-name="gr12" draw:text-style-name="P1" draw:layer="layout" svg:width="1.666cm" svg:height="0.962cm" svg:x="16.384cm" svg:y="8.464cm">
          <draw:text-box>
            <text:p xml:id="id7" text:id="id7">Test</text:p>
          </draw:text-box>
        </draw:frame>
        <draw:frame draw:style-name="gr12" draw:text-style-name="P1" draw:layer="layout" svg:width="1.666cm" svg:height="0.962cm" svg:x="16.384cm" svg:y="10.82cm">
          <draw:text-box>
            <text:p xml:id="id8" text:id="id8">Test</text:p>
          </draw:text-box>
        </draw:frame>
        <draw:frame draw:style-name="gr12" draw:text-style-name="P1" draw:layer="layout" svg:width="1.666cm" svg:height="0.962cm" svg:x="16.384cm" svg:y="13.204cm">
          <draw:text-box>
            <text:p xml:id="id9" text:id="id9">Test</text:p>
          </draw:text-box>
        </draw:frame>
        <draw:frame draw:style-name="gr12" draw:text-style-name="P1" draw:layer="layout" svg:width="1.666cm" svg:height="0.962cm" svg:x="16.384cm" svg:y="15.576cm">
          <draw:text-box>
            <text:p xml:id="id10" text:id="id10">Tes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10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Application and tests design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Test packages should not be an image of implementation packages</text:p>
                <text:list>
                  <text:list-item>
                    <text:p><text:span text:style-name="T3">Implementation class </text:span><text:span text:style-name="T2">⬄</text:span><text:span text:style-name="T5"> test class (one to one correspondence)</text:span></text:p>
                    <text:list>
                      <text:list-item>
                        <text:p><text:span text:style-name="T5">Fragile tests, change on every code change</text:span></text:p>
                      </text:list-item>
                      <text:list-item>
                        <text:p><text:span text:style-name="T5">Production code made rigid by tests (costs of changes are too expensive or worst unpredictable)</text:span></text:p>
                      </text:list-item>
                    </text:list>
                  </text:list-item>
                </text:list>
              </text:list-item>
              <text:list-item>
                <text:p>Need of an architectural vision</text:p>
                <text:list>
                  <text:list-item>
                    <text:p><text:span text:style-name="T5">Brittle tests: reveal importance of strategic decision</text:span></text:p>
                    <text:list>
                      <text:list-item>
                        <text:p><text:span text:style-name="T5">API definition (information hiding – Parnas 1971)</text:span></text:p>
                      </text:list-item>
                      <text:list-item>
                        <text:p><text:span text:style-name="T5">Tests are part of the system also suffer/show design flaw</text:span></text:p>
                      </text:list-item>
                    </text:list>
                  </text:list-item>
                  <text:list-item>
                    <text:p><text:span text:style-name="T5">Test a class (or set of class) against an API that has a business valu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Tests purpose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rite better code with better architecture</text:p>
                <text:p/>
              </text:list-item>
              <text:list-item>
                <text:p>Also allow to prevent regression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Bugs taxonomy</text:p>
          </draw:text-box>
        </draw:frame>
        <draw:frame draw:style-name="standard" draw:layer="layout" svg:width="26.414cm" svg:height="13.46cm" svg:x="0.749cm" svg:y="5.589cm">
          <table:table table:template-name="sun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10"><text:span text:style-name="T6">Probability of occurrence</text:span></text:p>
              </table:table-cell>
              <table:table-cell table:style-name="ce3">
                <text:p text:style-name="P10"><text:span text:style-name="T6">Bug detection</text:span></text:p>
              </table:table-cell>
              <table:table-cell table:style-name="ce4">
                <text:p text:style-name="P11"><text:span text:style-name="T7">Fix Bug</text:span></text:p>
              </table:table-cell>
            </table:table-row>
            <table:table-row table:style-name="ro1" table:default-cell-style-name="ce6">
              <table:table-cell table:style-name="ce1">
                <text:p><text:span text:style-name="T6">Logic</text:span></text:p>
              </table:table-cell>
              <table:table-cell table:style-name="ce5">
                <text:p text:style-name="P12"><text:span text:style-name="T8">HIGH</text:span></text:p>
              </table:table-cell>
              <table:table-cell>
                <text:p text:style-name="P12"><text:span text:style-name="T8">DIFFICULT</text:span></text:p>
              </table:table-cell>
              <table:table-cell>
                <text:p text:style-name="P12"><text:span text:style-name="T8">DIFFICULT</text:span></text:p>
              </table:table-cell>
            </table:table-row>
            <table:table-row table:style-name="ro1" table:default-cell-style-name="ce8">
              <table:table-cell table:style-name="ce1">
                <text:p><text:span text:style-name="T6">Wiring</text:span></text:p>
              </table:table-cell>
              <table:table-cell table:style-name="ce7">
                <text:p text:style-name="P13"><text:span text:style-name="T9">MEDIUM</text:span></text:p>
              </table:table-cell>
              <table:table-cell>
                <text:p text:style-name="P8"><text:span text:style-name="T9">MEDIUM</text:span></text:p>
              </table:table-cell>
              <table:table-cell>
                <text:p text:style-name="P8"><text:span text:style-name="T9">MEDIUM</text:span></text:p>
              </table:table-cell>
            </table:table-row>
            <table:table-row table:style-name="ro2" table:default-cell-style-name="ce9">
              <table:table-cell table:style-name="ce1">
                <text:p><text:span text:style-name="T6">HMI</text:span></text:p>
              </table:table-cell>
              <table:table-cell table:style-name="ce8">
                <text:p text:style-name="P8"><text:span text:style-name="T9">MEDIUM</text:span></text:p>
              </table:table-cell>
              <table:table-cell>
                <text:p text:style-name="P14"><text:span text:style-name="T10">EASY</text:span></text:p>
              </table:table-cell>
              <table:table-cell>
                <text:p text:style-name="P14"><text:span text:style-name="T10">EAS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Tests taxonomy</text:p>
          </draw:text-box>
        </draw:frame>
        <draw:frame draw:style-name="standard" draw:layer="layout" svg:width="26.916cm" svg:height="12.19cm" svg:x="0.567cm" svg:y="6.25cm" presentation:class="table" presentation:user-transformed="true">
          <table:table table:template-name="sun" table:use-first-row-styles="true" table:use-first-column-styles="true" table:use-banding-rows-styles="true"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6"/>
            <table:table-row table:style-name="ro3" table:default-cell-style-name="ce10">
              <table:table-cell table:style-name="sun3" table:number-columns-spanned="2" table:number-rows-spanned="2"/>
              <table:covered-table-cell table:style-name="sun3"/>
              <table:table-cell>
                <text:p text:style-name="P15"><text:span text:style-name="T11">Unit</text:span></text:p>
              </table:table-cell>
              <table:table-cell>
                <text:p text:style-name="P16"><text:span text:style-name="T11">Integration</text:span></text:p>
              </table:table-cell>
              <table:table-cell>
                <text:p text:style-name="P16"><text:span text:style-name="T11">Functional</text:span></text:p>
              </table:table-cell>
            </table:table-row>
            <table:table-row table:style-name="ro4">
              <table:covered-table-cell table:style-name="sun3"/>
              <table:covered-table-cell table:style-name="sun2"/>
              <table:table-cell table:style-name="ce11">
                <text:list text:style-name="L1">
                  <text:list-header>
                    <text:p text:style-name="P17"><text:span text:style-name="T12">A separate part:</text:span></text:p>
                    <text:p text:style-name="P17"><text:span text:style-name="T12">A method, a class or a limited number of related classes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18"><text:span text:style-name="T12">Many parts working together</text:span></text:p>
                  </text:list-header>
                </text:list>
              </table:table-cell>
              <table:table-cell table:style-name="ce13">
                <text:p text:style-name="P18"><text:span text:style-name="T12">End to end testing:</text:span></text:p>
                <text:p text:style-name="P18"><text:span text:style-name="T12">Test a complete functionality</text:span></text:p>
              </table:table-cell>
            </table:table-row>
            <table:table-row table:style-name="ro5">
              <table:table-cell table:style-name="sun3" table:number-rows-spanned="2"/>
              <table:table-cell table:style-name="ce14">
                <text:p text:style-name="P19"><text:span text:style-name="T4">Mock, stub external components</text:span></text:p>
              </table:table-cell>
              <table:table-cell table:style-name="ce15">
                <text:list text:continue-numbering="true" text:style-name="L1">
                  <text:list-header>
                    <text:p text:style-name="P20"><text:span text:style-name="T13">Test logic, run fast</text:span></text:p>
                  </text:list-header>
                </text:list>
              </table:table-cell>
              <table:table-cell table:style-name="ce16">
                <text:p text:style-name="P21"><text:span text:style-name="T13">Test logic and wiring run pretty fast</text:span></text:p>
              </table:table-cell>
              <table:table-cell table:style-name="ce17">
                <text:p text:style-name="P22"><text:span text:style-name="T14">Test the whole stack, could run rather fast</text:span></text:p>
              </table:table-cell>
            </table:table-row>
            <table:table-row table:style-name="ro6">
              <table:covered-table-cell table:style-name="sun3"/>
              <table:table-cell table:style-name="ce14">
                <text:p text:style-name="P19"><text:span text:style-name="T4">Used real external component</text:span></text:p>
              </table:table-cell>
              <table:table-cell table:style-name="ce18">
                <text:p text:style-name="P23"><text:span text:style-name="T15">⨉</text:span></text:p>
              </table:table-cell>
              <table:table-cell table:style-name="ce19">
                <text:p text:style-name="P24"><text:span text:style-name="T14">Test logic and wiring, run slowly</text:span></text:p>
              </table:table-cell>
              <table:table-cell table:style-name="ce20">
                <text:p text:style-name="P24"><text:span text:style-name="T14">Test the whole stack, run slowly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" draw:text-style-name="P25" draw:layer="layout" svg:width="5.887cm" svg:height="1.987cm" draw:transform="rotate (1.5707963267949) translate (0.775cm 18.125cm)">
          <draw:text-box>
            <text:p text:style-name="P8"><text:span text:style-name="T16">Isolation from</text:span></text:p>
            <text:p text:style-name="P8"><text:span text:style-name="T16">Outside (DB...)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Test code quality</text:p>
          </draw:text-box>
        </draw:frame>
        <draw:frame presentation:style-name="pr8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No copy paste / duplication</text:p>
                <text:list>
                  <text:list-item>
                    <text:p>Unmaintainable tests</text:p>
                  </text:list-item>
                </text:list>
              </text:list-item>
              <text:list-item>
                <text:p>F.I.R.S.T Principles of Unit Testing</text:p>
                <text:list>
                  <text:list-item>
                    <text:p>Fast</text:p>
                  </text:list-item>
                  <text:list-item>
                    <text:p>Isolated / independent</text:p>
                  </text:list-item>
                  <text:list-item>
                    <text:p>Repeatable</text:p>
                  </text:list-item>
                  <text:list-item>
                    <text:p>Self-Validating</text:p>
                  </text:list-item>
                  <text:list-item>
                    <text:p>Thorough</text:p>
                    <text:p/>
                  </text:list-item>
                </text:list>
                <text:p>Bad tests quality:</text:p>
                <text:p text:style-name="P26"><text:span text:style-name="T17">⇨</text:span><text:span text:style-name="T2"> </text:span>Throw away test</text:p>
                <text:p><text:span text:style-name="T17">⇨</text:span> Software rot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Facing complexity</text:p>
          </draw:text-box>
        </draw:frame>
        <draw:frame draw:style-name="standard" draw:layer="layout" svg:width="25.198cm" svg:height="14.098cm" svg:x="1.4cm" svg:y="4.914cm" presentation:class="table" presentation:user-transformed="true">
          <table:table table:template-name="sun" table:use-first-row-styles="true" table:use-banding-rows-styles="true">
            <table:table-column table:style-name="co7"/>
            <table:table-column table:style-name="co8"/>
            <table:table-row table:style-name="ro7">
              <table:table-cell table:style-name="ce21">
                <text:p text:style-name="P8"><text:span text:style-name="T18">Coverage</text:span></text:p>
              </table:table-cell>
              <table:table-cell table:style-name="ce22">
                <text:p text:style-name="P27"><text:span text:style-name="T19">Check</text:span></text:p>
              </table:table-cell>
            </table:table-row>
            <table:table-row table:style-name="ro7" table:default-cell-style-name="sun2">
              <table:table-cell>
                <text:p>Function</text:p>
              </table:table-cell>
              <table:table-cell>
                <text:p>Every functions covered</text:p>
              </table:table-cell>
            </table:table-row>
            <table:table-row table:style-name="ro7" table:default-cell-style-name="sun1">
              <table:table-cell>
                <text:p>Decision/Branch</text:p>
              </table:table-cell>
              <table:table-cell>
                <text:p>Every if/switch branches; every goto, break, continue, return, throw; every catch</text:p>
              </table:table-cell>
            </table:table-row>
            <table:table-row table:style-name="ro7" table:default-cell-style-name="sun2">
              <table:table-cell>
                <text:p>Condition</text:p>
              </table:table-cell>
              <table:table-cell>
                <text:p>Every condition (evaluated true and false):</text:p>
                <text:p><text:span text:style-name="T20">If (A || B) </text:span><text:span text:style-name="T21">⇨</text:span> 2 conditions A and B</text:p>
              </table:table-cell>
            </table:table-row>
            <table:table-row table:style-name="ro7" table:default-cell-style-name="sun1">
              <table:table-cell>
                <text:p>MCDC (Modified condition / decision coverage)</text:p>
              </table:table-cell>
              <table:table-cell>
                <text:p><text:span text:style-name="T20">Every decision and condition true and false, but also condition change the decision by itself</text:span></text:p>
                <text:p><text:span text:style-name="T22">n conditions </text:span><text:span text:style-name="T21">⇨ n+1 tests</text:span></text:p>
              </table:table-cell>
            </table:table-row>
            <table:table-row table:style-name="ro8" table:default-cell-style-name="sun2">
              <table:table-cell>
                <text:p>MCC (Multiple condition coverage)</text:p>
              </table:table-cell>
              <table:table-cell>
                <text:p>Every possible combination for condition.</text:p>
                <text:p><text:span text:style-name="T20">n conditions </text:span><text:span text:style-name="T21">⇨ 2</text:span><text:span text:style-name="T23">n</text:span><text:span text:style-name="T24"> test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Facing complexity, MCDC in details</text:p>
          </draw:text-box>
        </draw:frame>
        <draw:frame presentation:style-name="pr8" draw:layer="layout" svg:width="25.199cm" svg:height="1.182cm" svg:x="1.4cm" svg:y="4.914cm" presentation:class="outline" presentation:user-transformed="true">
          <draw:text-box>
            <text:list text:style-name="L2">
              <text:list-header>
                <text:p><text:span text:style-name="T25">if ((A || B) &amp;&amp; (C || D)) {...}</text:span></text:p>
              </text:list-header>
            </text:list>
          </draw:text-box>
        </draw:frame>
        <draw:frame draw:style-name="standard" draw:layer="layout" svg:width="20.378cm" svg:height="11.636cm" svg:x="6.993cm" svg:y="6.148cm">
          <table:table table:template-name="sun" table:use-first-row-styles="true" table:use-banding-rows-styles="true">
            <table:table-column table:style-name="co9"/>
            <table:table-column table:style-name="co10"/>
            <table:table-column table:style-name="co10"/>
            <table:table-column table:style-name="co10"/>
            <table:table-column table:style-name="co11"/>
            <table:table-column table:style-name="co12"/>
            <table:table-row table:style-name="ro9" table:default-cell-style-name="ce23">
              <table:table-cell/>
              <table:table-cell>
                <text:p text:style-name="P28"><text:span text:style-name="T4">A</text:span></text:p>
              </table:table-cell>
              <table:table-cell>
                <text:p text:style-name="P28"><text:span text:style-name="T4">B</text:span></text:p>
              </table:table-cell>
              <table:table-cell>
                <text:p text:style-name="P28"><text:span text:style-name="T4">C</text:span></text:p>
              </table:table-cell>
              <table:table-cell>
                <text:p text:style-name="P28"><text:span text:style-name="T4">D</text:span></text:p>
              </table:table-cell>
              <table:table-cell>
                <text:p text:style-name="P28"><text:span text:style-name="T4">(A||B)&amp;&amp;(C||D)</text:span></text:p>
              </table:table-cell>
            </table:table-row>
            <table:table-row table:style-name="ro9" table:default-cell-style-name="ce24">
              <table:table-cell table:style-name="ce8">
                <text:p text:style-name="P8">1</text:p>
              </table:table-cell>
              <table:table-cell>
                <text:p text:style-name="P29"><text:span text:style-name="T26">F</text:span></text:p>
              </table:table-cell>
              <table:table-cell>
                <text:p text:style-name="P29"><text:span text:style-name="T26">F</text:span></text:p>
              </table:table-cell>
              <table:table-cell>
                <text:p text:style-name="P29"><text:span text:style-name="T26">F</text:span></text:p>
              </table:table-cell>
              <table:table-cell>
                <text:p text:style-name="P29"><text:span text:style-name="T26">F</text:span></text:p>
              </table:table-cell>
              <table:table-cell>
                <text:p text:style-name="P29"><text:span text:style-name="T26">F</text:span></text:p>
              </table:table-cell>
            </table:table-row>
            <table:table-row table:style-name="ro9" table:default-cell-style-name="ce24">
              <table:table-cell table:style-name="ce25">
                <text:p text:style-name="P8">2</text:p>
              </table:table-cell>
              <table:table-cell>
                <text:p text:style-name="P29"><text:span text:style-name="T26">F</text:span></text:p>
              </table:table-cell>
              <table:table-cell>
                <text:p text:style-name="P29"><text:span text:style-name="T26">F</text:span></text:p>
              </table:table-cell>
              <table:table-cell>
                <text:p text:style-name="P29"><text:span text:style-name="T26">F</text:span></text:p>
              </table:table-cell>
              <table:table-cell table:style-name="ce26">
                <text:p text:style-name="P30"><text:span text:style-name="T27">V</text:span></text:p>
              </table:table-cell>
              <table:table-cell>
                <text:p text:style-name="P29"><text:span text:style-name="T26">F</text:span></text:p>
              </table:table-cell>
            </table:table-row>
            <table:table-row table:style-name="ro9" table:default-cell-style-name="ce24">
              <table:table-cell table:style-name="ce8">
                <text:p text:style-name="P8">3</text:p>
              </table:table-cell>
              <table:table-cell>
                <text:p text:style-name="P29"><text:span text:style-name="T26">F</text:span></text:p>
              </table:table-cell>
              <table:table-cell>
                <text:p text:style-name="P29"><text:span text:style-name="T26">F</text:span></text:p>
              </table:table-cell>
              <table:table-cell table:style-name="ce26">
                <text:p text:style-name="P30"><text:span text:style-name="T27">V</text:span></text:p>
              </table:table-cell>
              <table:table-cell table:style-name="ce23">
                <text:p text:style-name="P28"><text:span text:style-name="T4">_</text:span></text:p>
              </table:table-cell>
              <table:table-cell>
                <text:p text:style-name="P29"><text:span text:style-name="T26">F</text:span></text:p>
              </table:table-cell>
            </table:table-row>
            <table:table-row table:style-name="ro9" table:default-cell-style-name="ce24">
              <table:table-cell table:style-name="ce8">
                <text:p text:style-name="P8">4</text:p>
              </table:table-cell>
              <table:table-cell>
                <text:p text:style-name="P29"><text:span text:style-name="T26">F</text:span></text:p>
              </table:table-cell>
              <table:table-cell table:style-name="ce26">
                <text:p text:style-name="P30"><text:span text:style-name="T27">V</text:span></text:p>
              </table:table-cell>
              <table:table-cell>
                <text:p text:style-name="P29"><text:span text:style-name="T26">F</text:span></text:p>
              </table:table-cell>
              <table:table-cell>
                <text:p text:style-name="P29"><text:span text:style-name="T26">F</text:span></text:p>
              </table:table-cell>
              <table:table-cell>
                <text:p text:style-name="P29"><text:span text:style-name="T26">F</text:span></text:p>
              </table:table-cell>
            </table:table-row>
            <table:table-row table:style-name="ro9" table:default-cell-style-name="ce26">
              <table:table-cell table:style-name="ce25">
                <text:p text:style-name="P8">5</text:p>
              </table:table-cell>
              <table:table-cell table:style-name="ce24">
                <text:p text:style-name="P29"><text:span text:style-name="T26">F</text:span></text:p>
              </table:table-cell>
              <table:table-cell>
                <text:p text:style-name="P30"><text:span text:style-name="T27">V</text:span></text:p>
              </table:table-cell>
              <table:table-cell table:style-name="ce24">
                <text:p text:style-name="P29"><text:span text:style-name="T26">F</text:span></text:p>
              </table:table-cell>
              <table:table-cell>
                <text:p text:style-name="P30"><text:span text:style-name="T27">V</text:span></text:p>
              </table:table-cell>
              <table:table-cell>
                <text:p text:style-name="P30"><text:span text:style-name="T27">V</text:span></text:p>
              </table:table-cell>
            </table:table-row>
            <table:table-row table:style-name="ro9" table:default-cell-style-name="ce26">
              <table:table-cell table:style-name="ce8">
                <text:p text:style-name="P8">6</text:p>
              </table:table-cell>
              <table:table-cell table:style-name="ce24">
                <text:p text:style-name="P29"><text:span text:style-name="T26">F</text:span></text:p>
              </table:table-cell>
              <table:table-cell>
                <text:p text:style-name="P30"><text:span text:style-name="T27">V</text:span></text:p>
              </table:table-cell>
              <table:table-cell>
                <text:p text:style-name="P30"><text:span text:style-name="T27">V</text:span></text:p>
              </table:table-cell>
              <table:table-cell table:style-name="ce23">
                <text:p text:style-name="P28"><text:span text:style-name="T4">_</text:span></text:p>
              </table:table-cell>
              <table:table-cell>
                <text:p text:style-name="P30"><text:span text:style-name="T27">V</text:span></text:p>
              </table:table-cell>
            </table:table-row>
            <table:table-row table:style-name="ro9" table:default-cell-style-name="ce24">
              <table:table-cell table:style-name="ce25">
                <text:p text:style-name="P8">7</text:p>
              </table:table-cell>
              <table:table-cell table:style-name="ce26">
                <text:p text:style-name="P30"><text:span text:style-name="T27">V</text:span></text:p>
              </table:table-cell>
              <table:table-cell table:style-name="ce23">
                <text:p text:style-name="P28"><text:span text:style-name="T4">_</text:span></text:p>
              </table:table-cell>
              <table:table-cell>
                <text:p text:style-name="P29"><text:span text:style-name="T26">F</text:span></text:p>
              </table:table-cell>
              <table:table-cell>
                <text:p text:style-name="P29"><text:span text:style-name="T26">F</text:span></text:p>
              </table:table-cell>
              <table:table-cell>
                <text:p text:style-name="P29"><text:span text:style-name="T26">F</text:span></text:p>
              </table:table-cell>
            </table:table-row>
            <table:table-row table:style-name="ro9" table:default-cell-style-name="ce26">
              <table:table-cell table:style-name="ce25">
                <text:p text:style-name="P8">8</text:p>
              </table:table-cell>
              <table:table-cell>
                <text:p text:style-name="P30"><text:span text:style-name="T27">V</text:span></text:p>
              </table:table-cell>
              <table:table-cell table:style-name="ce23">
                <text:p text:style-name="P28"><text:span text:style-name="T4">_</text:span></text:p>
              </table:table-cell>
              <table:table-cell table:style-name="ce24">
                <text:p text:style-name="P29"><text:span text:style-name="T26">F</text:span></text:p>
              </table:table-cell>
              <table:table-cell>
                <text:p text:style-name="P30"><text:span text:style-name="T27">V</text:span></text:p>
              </table:table-cell>
              <table:table-cell>
                <text:p text:style-name="P30"><text:span text:style-name="T27">V</text:span></text:p>
              </table:table-cell>
            </table:table-row>
            <table:table-row table:style-name="ro10" table:default-cell-style-name="ce26">
              <table:table-cell table:style-name="ce25">
                <text:p text:style-name="P8">9</text:p>
              </table:table-cell>
              <table:table-cell>
                <text:p text:style-name="P30"><text:span text:style-name="T27">V</text:span></text:p>
              </table:table-cell>
              <table:table-cell table:style-name="ce23">
                <text:p text:style-name="P28"><text:span text:style-name="T4">_</text:span></text:p>
              </table:table-cell>
              <table:table-cell>
                <text:p text:style-name="P30"><text:span text:style-name="T27">V</text:span></text:p>
              </table:table-cell>
              <table:table-cell table:style-name="ce23">
                <text:p text:style-name="P28"><text:span text:style-name="T4">_</text:span></text:p>
              </table:table-cell>
              <table:table-cell>
                <text:p text:style-name="P30"><text:span text:style-name="T27">V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4" draw:text-style-name="P31" draw:layer="layout" svg:width="6.739cm" svg:height="7.797cm" svg:x="0.254cm" svg:y="7.62cm">
          <draw:text-box>
            <text:p><text:span text:style-name="T28">4 conditions </text:span><text:span text:style-name="T29">⇨</text:span></text:p>
            <text:p><text:span text:style-name="T13"/></text:p>
            <text:list text:style-name="L1">
              <text:list-item>
                <text:p><text:span text:style-name="T13">All combinations:</text:span></text:p>
              </text:list-item>
            </text:list>
            <text:p><text:span text:style-name="T13"><text:tab/></text:span><text:span text:style-name="T30">2</text:span><text:span text:style-name="T31">4</text:span><text:span text:style-name="T30"> = 16</text:span></text:p>
            <text:p><text:span text:style-name="T13"/></text:p>
            <text:list text:continue-numbering="true" text:style-name="L1">
              <text:list-item>
                <text:p><text:span text:style-name="T13">Reachable combinations (MCC):</text:span></text:p>
              </text:list-item>
            </text:list>
            <text:p><text:span text:style-name="T13"><text:tab/></text:span><text:span text:style-name="T30">9</text:span></text:p>
            <text:p><text:span text:style-name="T13"/></text:p>
            <text:list text:continue-numbering="true" text:style-name="L1">
              <text:list-item>
                <text:p><text:span text:style-name="T13">MCDC (yellow):</text:span></text:p>
              </text:list-item>
            </text:list>
            <text:p><text:span text:style-name="T13"><text:tab/></text:span><text:span text:style-name="T30">5</text:span></text:p>
          </draw:text-box>
        </draw:frame>
        <draw:frame draw:style-name="gr15" draw:text-style-name="P1" draw:layer="layout" svg:width="24.81cm" svg:height="0.962cm" svg:x="1.062cm" svg:y="18.396cm">
          <draw:text-box>
            <text:p>Find the best coverage compromise by combining unit, integration and functional tests.</text:p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Next objective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Essence of software and SOLID principle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Reference</text:p>
          </draw:text-box>
        </draw:frame>
        <draw:frame presentation:style-name="pr11" draw:text-style-name="P33" draw:layer="layout" svg:width="25.199cm" svg:height="13.758cm" svg:x="1.4cm" svg:y="4.672cm" presentation:class="outline" presentation:user-transformed="true">
          <draw:text-box>
            <text:list text:style-name="L2">
              <text:list-item>
                <text:p text:style-name="P32"><text:span text:style-name="T32"><text:a xlink:href="http://misko.hevery.com/attachments/Guide-Writing%20Testable%20Code.pdf" xlink:type="simple">http://misko.hevery.com/attachments/Guide-Writing%20Testable%20Code.pdf</text:a></text:span></text:p>
              </text:list-item>
              <text:list-item>
                <text:p text:style-name="P32"><text:span text:style-name="T32"><text:a xlink:href="https://www.youtube.com/watch?v=XcT4yYu_TTs" xlink:type="simple">https://www.youtube.com/watch?v=XcT4yYu_TTs</text:a></text:span></text:p>
              </text:list-item>
              <text:list-item>
                <text:p text:style-name="P32"><text:span text:style-name="T32">Extreme Programming Explained, Embrace Change – Kent Beck</text:span></text:p>
              </text:list-item>
              <text:list-item>
                <text:p text:style-name="P32"><text:span text:style-name="T32">xUnit Test Patterns, Refactoring Test Code – Gerard Meszaros</text:span></text:p>
              </text:list-item>
              <text:list-item>
                <text:p text:style-name="P32"><text:span text:style-name="T32">Object-Oriented Software Engineering: A Use Case Driven Approach - Ivar Jacobson</text:span></text:p>
              </text:list-item>
              <text:list-item>
                <text:p text:style-name="P32"><text:span text:style-name="T32"><text:a xlink:href="https://blog.cleancoder.com/uncle-bob/2017/03/03/TDD-Harms-Architecture.html" xlink:type="simple">https://blog.cleancoder.com/uncle-bob/2017/03/03/TDD-Harms-Architecture.html</text:a></text:span></text:p>
              </text:list-item>
              <text:list-item>
                <text:p text:style-name="P32"><text:span text:style-name="T32"><text:a xlink:href="https://site.mockito.org/" xlink:type="simple">https://site.mockito.org/</text:a></text:span></text:p>
                <text:list>
                  <text:list-item>
                    <text:p text:style-name="P32"><text:span text:style-name="T32"><text:a xlink:href="https://javadoc.io/doc/org.mockito/mockito-core/latest/org/mockito/Mockito.html" xlink:type="simple">https://javadoc.io/doc/org.mockito/mockito-core/latest/org/mockito/Mockito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DejaVu Math TeX Gyre2" svg:font-family="'DejaVu Math TeX Gyre'"/>
    <style:font-face style:name="DejaVu Math TeX Gyre8" svg:font-family="'DejaVu Math TeX Gyre'" style:font-adornments="Normal"/>
    <style:font-face style:name="DejaVu Math TeX Gyre6" svg:font-family="'DejaVu Math TeX Gyre'" style:font-adornments="Semibold"/>
    <style:font-face style:name="DejaVu Math TeX Gyre11" svg:font-family="'DejaVu Math TeX Gyre'" style:font-adornments="太字"/>
    <style:font-face style:name="DejaVu Math TeX Gyre1" svg:font-family="'DejaVu Math TeX Gyre'" style:font-adornments="標準"/>
    <style:font-face style:name="OpenSymbol2" svg:font-family="OpenSymbol, 'Arial Unicode MS'"/>
    <style:font-face style:name="DejaVu Math TeX Gyre4" svg:font-family="'DejaVu Math TeX Gyre'" style:font-family-generic="roman"/>
    <style:font-face style:name="Liberation Sans4" svg:font-family="'Liberation Sans'" style:font-family-generic="roman"/>
    <style:font-face style:name="FreeSans3" svg:font-family="FreeSans" style:font-family-generic="swiss"/>
    <style:font-face style:name="DejaVu Math TeX Gyre9" svg:font-family="'DejaVu Math TeX Gyre'" style:font-family-generic="system"/>
    <style:font-face style:name="FreeSans4" svg:font-family="FreeSans" style:font-family-generic="system"/>
    <style:font-face style:name="Noto Sans CJK SC Regular1" svg:font-family="'Noto Sans CJK SC Regular'" style:font-family-generic="system"/>
    <style:font-face style:name="DejaVu Math TeX Gyre3" svg:font-family="'DejaVu Math TeX Gyre'" style:font-pitch="variable"/>
    <style:font-face style:name="DejaVu Math TeX Gyre7" svg:font-family="'DejaVu Math TeX Gyre'" style:font-adornments="Normal" style:font-pitch="variable"/>
    <style:font-face style:name="DejaVu Math TeX Gyre5" svg:font-family="'DejaVu Math TeX Gyre'" style:font-adornments="Semibold" style:font-pitch="variable"/>
    <style:font-face style:name="DejaVu Math TeX Gyre10" svg:font-family="'DejaVu Math TeX Gyre'" style:font-adornments="太字" style:font-pitch="variable"/>
    <style:font-face style:name="DejaVu Math TeX Gyre" svg:font-family="'DejaVu Math TeX Gyre'" style:font-adornments="標準" style:font-pitch="variable"/>
    <style:font-face style:name="FreeSans1" svg:font-family="FreeSans" style:font-pitch="variable"/>
    <style:font-face style:name="Liberation Sans3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Source Sans Pro3" svg:font-family="'Source Sans Pro'" style:font-adornments="標準" style:font-pitch="variable"/>
    <style:font-face style:name="Source Sans Pro Semibold3" svg:font-family="'Source Sans Pro Semibold'" style:font-adornments="Semibold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4" svg:font-family="'Source Sans Pro Semibold'" style:font-adornments="標準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FreeSans3" style:font-family-asian="FreeSans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Mangal1" style:font-family-asian="Mangal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ize-complex="26.3999996185303pt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398cm" fo:text-indent="0cm"/>
      <style:text-properties fo:font-size="28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98cm" fo:text-indent="0cm"/>
      <style:text-properties fo:font-size="24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98cm" fo:text-indent="0cm"/>
      <style:text-properties fo:font-size="20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98cm" fo:text-indent="0cm"/>
      <style:text-properties fo:font-size="20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98cm" fo:text-indent="0cm"/>
      <style:text-properties fo:font-size="20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98cm" fo:text-indent="0cm"/>
      <style:text-properties fo:font-size="20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98cm" fo:text-indent="0cm"/>
      <style:text-properties fo:font-size="20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98cm" fo:text-indent="0cm"/>
      <style:text-properties fo:font-size="20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5.2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shrink-to-fit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2cm" fo:text-indent="0cm"/>
      <style:text-properties fo:font-size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1cm" fo:text-indent="0cm"/>
      <style:text-properties fo:font-size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1cm" fo:text-indent="0cm"/>
      <style:text-properties fo:font-size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1cm" fo:text-indent="0cm"/>
      <style:text-properties fo:font-size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1cm" fo:text-indent="0cm"/>
      <style:text-properties fo:font-size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1cm" fo:text-indent="0cm"/>
      <style:text-properties fo:font-size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9.852cm"/>
    </style:style>
    <style:style style:name="Mgr5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6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7" style:family="graphic" style:parent-style-name="standard">
      <style:graphic-properties draw:stroke="none" draw:fill="none" draw:fill-color="#ffffff" fo:min-height="11.93cm"/>
    </style:style>
    <style:style style:name="Mgr8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gr9" style:family="graphic" style:parent-style-name="standard">
      <style:graphic-properties draw:stroke="none" draw:fill="solid" draw:fill-color="#2c3e50" draw:textarea-vertical-align="middle" draw:auto-grow-height="false" fo:min-height="0.75cm" fo:min-width="27.5cm" style:protect="position size"/>
    </style:style>
    <style:style style:name="Mgr10" style:family="graphic" style:parent-style-name="standard">
      <style:graphic-properties draw:stroke="none" draw:fill="solid" draw:fill-color="#2c3e50" draw:textarea-vertical-align="middle" draw:auto-grow-height="false" fo:min-height="4.25cm" fo:min-width="27.5cm"/>
    </style:style>
    <style:style style:name="Mgr11" style:family="graphic" style:parent-style-name="standard">
      <style:graphic-properties draw:stroke="none" draw:fill="solid" draw:fill-color="#1abc9c" draw:textarea-vertical-align="middle" draw:auto-grow-height="false" fo:min-height="0.812cm" fo:min-width="0.56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5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6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7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-backgroundobjects">
      <style:graphic-properties draw:stroke="none" draw:fill="none" draw:auto-grow-height="false" fo:min-height="1.449cm"/>
    </style:style>
    <style:style style:name="Mpr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_5f_-backgroundobjects">
      <style:graphic-properties draw:stroke="none" draw:fill="none" draw:auto-grow-height="false" fo:min-height="1.449cm"/>
    </style:style>
    <style:style style:name="Mpr13" style:family="presentation" style:parent-style-name="Midnightblue_5f_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text-properties fo:color="#ffffff" fo:font-size="14pt"/>
    </style:style>
    <style:style style:name="MP10" style:family="paragraph">
      <loext:graphic-properties draw:fill="none" draw:fill-color="#ffffff"/>
      <style:text-properties fo:color="#ffffff" fo:font-size="14pt"/>
    </style:style>
    <style:style style:name="MP11" style:family="paragraph">
      <style:paragraph-properties fo:text-align="center"/>
      <style:text-properties fo:color="#ffffff" fo:font-size="14pt"/>
    </style:style>
    <style:style style:name="MP12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3" style:family="paragraph">
      <style:paragraph-properties fo:text-align="end"/>
      <style:text-properties fo:color="#ffffff" fo:font-size="14pt"/>
    </style:style>
    <style:style style:name="MP14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5" style:family="paragraph">
      <style:text-properties fo:font-size="14pt"/>
    </style:style>
    <style:style style:name="MP16" style:family="paragraph">
      <loext:graphic-properties draw:fill="none" draw:fill-color="#ffffff"/>
      <style:text-properties fo:font-size="14pt"/>
    </style:style>
    <style:style style:name="MP17" style:family="paragraph">
      <style:paragraph-properties fo:text-align="end"/>
      <style:text-properties fo:font-size="14pt"/>
    </style:style>
    <style:style style:name="MP18" style:family="paragraph">
      <loext:graphic-properties draw:fill="none" draw:fill-color="#ffffff"/>
      <style:paragraph-properties fo:text-align="end"/>
      <style:text-properties fo:font-size="14pt"/>
    </style:style>
    <style:style style:name="MP19" style:family="paragraph">
      <loext:graphic-properties draw:fill="solid" draw:fill-color="#2c3e50"/>
      <style:paragraph-properties fo:text-align="center"/>
    </style:style>
    <style:style style:name="MP20" style:family="paragraph">
      <style:paragraph-properties fo:text-align="start"/>
    </style:style>
    <style:style style:name="MP21" style:family="paragraph">
      <loext:graphic-properties draw:fill="none"/>
      <style:paragraph-properties fo:text-align="start"/>
    </style:style>
    <style:style style:name="MP22" style:family="paragraph">
      <style:paragraph-properties fo:text-align="center"/>
    </style:style>
    <style:style style:name="MP23" style:family="paragraph">
      <loext:graphic-properties draw:fill="solid" draw:fill-color="#1abc9c"/>
      <style:paragraph-properties fo:text-align="center"/>
    </style:style>
    <style:style style:name="MP24" style:family="paragraph">
      <style:text-properties style:use-window-font-color="true" fo:font-size="14pt"/>
    </style:style>
    <style:style style:name="MP25" style:family="paragraph">
      <loext:graphic-properties draw:fill="none" draw:fill-color="#ffffff"/>
      <style:text-properties style:use-window-font-color="true" fo:font-size="14pt"/>
    </style:style>
    <style:style style:name="MP26" style:family="paragraph">
      <style:paragraph-properties fo:text-align="end"/>
      <style:text-properties style:use-window-font-color="true" fo:font-size="14pt"/>
    </style:style>
    <style:style style:name="MP27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/>
    </style:style>
    <style:style style:name="MT3" style:family="text">
      <style:text-properties fo:font-size="14pt"/>
    </style:style>
    <style:style style:name="MT4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" style:display-name="Classy_Red" style:page-layout-name="PM1" draw:style-name="Mdp1">
      <draw:frame draw:style-name="Mgr3" draw:text-style-name="MP7" draw:layer="backgroundobjects" svg:width="28cm" svg:height="2.152cm" svg:x="0cm" svg:y="18.906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10.134cm" svg:x="0cm" svg:y="2.399cm" presentation:class="title" presentation:placeholder="true">
        <draw:text-box/>
      </draw:frame>
      <draw:frame draw:style-name="Mgr4" draw:text-style-name="MP8" draw:layer="backgroundobjects" svg:width="14.599cm" svg:height="10.102cm" svg:x="10.6cm" svg:y="13.333cm">
        <draw:text-box>
          <text:p/>
        </draw:text-box>
      </draw:frame>
      <draw:frame presentation:style-name="Mpr4" draw:text-style-name="MP10" draw:layer="backgroundobjects" svg:width="6.523cm" svg:height="1.448cm" svg:x="4.8cm" svg:y="19.57cm" presentation:class="date-time">
        <draw:text-box>
          <text:p text:style-name="MP9"><text:span text:style-name="MT2"><presentation:date-time/></text:span></text:p>
        </draw:text-box>
      </draw:frame>
      <draw:frame presentation:style-name="Mpr4" draw:text-style-name="MP12" draw:layer="backgroundobjects" svg:width="8.875cm" svg:height="1.448cm" svg:x="11.725cm" svg:y="19.525cm" presentation:class="footer">
        <draw:text-box>
          <text:p text:style-name="MP11"><text:span text:style-name="MT2"><presentation:footer/></text:span></text:p>
        </draw:text-box>
      </draw:frame>
      <draw:frame presentation:style-name="Mpr5" draw:text-style-name="MP14" draw:layer="backgroundobjects" svg:width="6.523cm" svg:height="1.448cm" svg:x="21.2cm" svg:y="19.525cm" presentation:class="page-number">
        <draw:text-box>
          <text:p text:style-name="MP13"><text:span text:style-name="MT2"><text:page-number>&lt;numéro&gt;</text:page-number></text:span></text:p>
        </draw:text-box>
      </draw:frame>
      <draw:frame draw:style-name="Mgr3" draw:text-style-name="MP7" draw:layer="backgroundobjects" svg:width="28cm" svg:height="1.2cm" svg:x="0cm" svg:y="0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Classy_5f_Red-title" draw:layer="backgroundobjects" svg:width="20.354cm" svg:height="10.476cm" svg:x="0.616cm" svg:y="2.123cm" presentation:class="page"/>
        <draw:frame presentation:style-name="Classy_5f_Re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6" draw:layer="backgroundobjects" svg:width="9.369cm" svg:height="1.396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6" draw:text-style-name="MP18" draw:layer="backgroundobjects" svg:width="9.369cm" svg:height="1.396cm" svg:x="12.219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7" draw:text-style-name="MP16" draw:layer="backgroundobjects" svg:width="9.369cm" svg:height="1.396cm" svg:x="0cm" svg:y="26.543cm" presentation:class="footer">
          <draw:text-box>
            <text:p text:style-name="MP15"><text:span text:style-name="MT3"><presentation:footer/></text:span></text:p>
          </draw:text-box>
        </draw:frame>
        <draw:frame presentation:style-name="Mpr7" draw:text-style-name="MP18" draw:layer="backgroundobjects" svg:width="9.369cm" svg:height="1.396cm" svg:x="12.219cm" svg:y="26.543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draw:style-name="Mgr5" draw:text-style-name="MP19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6" draw:text-style-name="MP1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7" draw:text-style-name="MP8" draw:layer="backgroundobjects" svg:width="26cm" svg:height="12.18cm" svg:x="1cm" svg:y="5.5cm">
        <draw:text-box>
          <text:p/>
        </draw:text-box>
      </draw:frame>
      <draw:frame presentation:style-name="Mpr8" draw:text-style-name="MP21" draw:layer="backgroundobjects" svg:width="8cm" svg:height="1cm" svg:x="1cm" svg:y="20cm" presentation:class="date-time">
        <draw:text-box>
          <text:p text:style-name="MP20"><presentation:date-time/></text:p>
        </draw:text-box>
      </draw:frame>
      <draw:frame presentation:style-name="Mpr8" draw:text-style-name="MP21" draw:layer="backgroundobjects" svg:width="9cm" svg:height="1cm" svg:x="9.5cm" svg:y="20cm" presentation:class="footer">
        <draw:text-box>
          <text:p text:style-name="MP22"><presentation:footer/></text:p>
        </draw:text-box>
      </draw:frame>
      <draw:custom-shape draw:style-name="Mgr8" draw:text-style-name="MP23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9" draw:text-style-name="MP7" draw:layer="backgroundobjects" svg:width="2cm" svg:height="2cm" svg:x="25.5cm" svg:y="18.9cm" presentation:class="page-number">
        <draw:text-box>
          <text:p text:style-name="MP22"><text:page-number>&lt;numéro&gt;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5" draw:layer="backgroundobjects" svg:width="9.369cm" svg:height="1.396cm" svg:x="0cm" svg:y="0cm" presentation:class="header">
          <draw:text-box>
            <text:p text:style-name="MP24"><text:span text:style-name="MT4"><presentation:header/></text:span></text:p>
          </draw:text-box>
        </draw:frame>
        <draw:frame presentation:style-name="Mpr10" draw:text-style-name="MP27" draw:layer="backgroundobjects" svg:width="9.369cm" svg:height="1.396cm" svg:x="12.219cm" svg:y="0cm" presentation:class="date-time">
          <draw:text-box>
            <text:p text:style-name="MP26"><text:span text:style-name="MT4"><presentation:date-time/></text:span></text:p>
          </draw:text-box>
        </draw:frame>
        <draw:frame presentation:style-name="Mpr11" draw:text-style-name="MP25" draw:layer="backgroundobjects" svg:width="9.369cm" svg:height="1.396cm" svg:x="0cm" svg:y="26.543cm" presentation:class="footer">
          <draw:text-box>
            <text:p text:style-name="MP24"><text:span text:style-name="MT4"><presentation:footer/></text:span></text:p>
          </draw:text-box>
        </draw:frame>
        <draw:frame presentation:style-name="Mpr11" draw:text-style-name="MP27" draw:layer="backgroundobjects" svg:width="9.369cm" svg:height="1.396cm" svg:x="12.219cm" svg:y="26.543cm" presentation:class="page-number">
          <draw:text-box>
            <text:p text:style-name="MP26"><text:span text:style-name="MT4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2">
      <draw:custom-shape draw:style-name="Mgr9" draw:text-style-name="MP19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10" draw:text-style-name="MP1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2.663cm" svg:x="1cm" svg:y="0.837cm" presentation:class="title" presentation:placeholder="true">
        <draw:text-box/>
      </draw:frame>
      <draw:frame draw:style-name="Mgr7" draw:text-style-name="MP8" draw:layer="backgroundobjects" svg:width="26cm" svg:height="12.18cm" svg:x="1cm" svg:y="5.5cm">
        <draw:text-box>
          <text:p/>
        </draw:text-box>
      </draw:frame>
      <draw:frame presentation:style-name="Mpr12" draw:text-style-name="MP21" draw:layer="backgroundobjects" svg:width="8cm" svg:height="1cm" svg:x="1cm" svg:y="20cm" presentation:class="date-time">
        <draw:text-box>
          <text:p text:style-name="MP20"><presentation:date-time/></text:p>
        </draw:text-box>
      </draw:frame>
      <draw:frame presentation:style-name="Mpr12" draw:text-style-name="MP21" draw:layer="backgroundobjects" svg:width="9cm" svg:height="1cm" svg:x="9.5cm" svg:y="20cm" presentation:class="footer">
        <draw:text-box>
          <text:p text:style-name="MP22"><presentation:footer/></text:p>
        </draw:text-box>
      </draw:frame>
      <draw:custom-shape draw:style-name="Mgr11" draw:text-style-name="MP23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3" draw:text-style-name="MP7" draw:layer="backgroundobjects" svg:width="2cm" svg:height="2cm" svg:x="25.5cm" svg:y="18.9cm" presentation:class="page-number">
        <draw:text-box>
          <text:p text:style-name="MP22"><text:page-number>&lt;numéro&gt;</text:page-number></text:p>
        </draw:text-box>
      </draw:frame>
      <draw:frame presentation:style-name="Midnightblue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_5f_-title" draw:layer="backgroundobjects" svg:width="15.265cm" svg:height="10.476cm" svg:x="3.161cm" svg:y="2.123cm" presentation:class="page"/>
        <draw:frame presentation:style-name="Midnightblue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5" draw:layer="backgroundobjects" svg:width="9.369cm" svg:height="1.396cm" svg:x="0cm" svg:y="0cm" presentation:class="header">
          <draw:text-box>
            <text:p text:style-name="MP24"><text:span text:style-name="MT4"><presentation:header/></text:span></text:p>
          </draw:text-box>
        </draw:frame>
        <draw:frame presentation:style-name="Mpr14" draw:text-style-name="MP27" draw:layer="backgroundobjects" svg:width="9.369cm" svg:height="1.396cm" svg:x="12.219cm" svg:y="0cm" presentation:class="date-time">
          <draw:text-box>
            <text:p text:style-name="MP26"><text:span text:style-name="MT4"><presentation:date-time/></text:span></text:p>
          </draw:text-box>
        </draw:frame>
        <draw:frame presentation:style-name="Mpr15" draw:text-style-name="MP25" draw:layer="backgroundobjects" svg:width="9.369cm" svg:height="1.396cm" svg:x="0cm" svg:y="26.543cm" presentation:class="footer">
          <draw:text-box>
            <text:p text:style-name="MP24"><text:span text:style-name="MT4"><presentation:footer/></text:span></text:p>
          </draw:text-box>
        </draw:frame>
        <draw:frame presentation:style-name="Mpr15" draw:text-style-name="MP27" draw:layer="backgroundobjects" svg:width="9.369cm" svg:height="1.396cm" svg:x="12.219cm" svg:y="26.543cm" presentation:class="page-number">
          <draw:text-box>
            <text:p text:style-name="MP26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1.5.2$Linux_X86_64 LibreOffice_project/10$Build-2</meta:generator>
    <dc:date>2019-12-12T21:34:02.713994427</dc:date>
    <meta:editing-duration>PT11H35M37S</meta:editing-duration>
    <meta:editing-cycles>111</meta:editing-cycles>
    <meta:document-statistic meta:object-count="290"/>
  </office:meta>
</office:document-meta>
</file>